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MT" svg:font-family="ArialMT" style:font-family-generic="swiss"/>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8pt" style:font-size-asian="18pt" style:font-size-complex="18pt"/>
    </style:style>
    <style:style style:name="P3" style:family="paragraph" style:parent-style-name="Standard">
      <style:text-properties style:font-name="Arial" fo:font-size="14pt" style:font-size-asian="14pt" style:font-size-complex="14pt"/>
    </style:style>
    <style:style style:name="P4"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Arial" fo:font-size="14pt" style:font-size-asian="14pt" style:font-size-complex="14pt"/>
    </style:style>
    <style:style style:name="P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4pt" style:font-size-asian="14pt" style:font-size-complex="14pt"/>
    </style:style>
    <style:style style:name="P6" style:family="paragraph" style:parent-style-name="Standard">
      <style:text-properties style:font-name="Arial" fo:font-size="14pt" fo:font-weight="bold" style:font-size-asian="14pt" style:font-weight-asian="bold" style:font-size-complex="14pt" style:font-weight-complex="bold"/>
    </style:style>
    <style:style style:name="P7" style:family="paragraph" style:parent-style-name="Standard">
      <style:text-properties style:font-name="Arial" fo:font-size="14pt" fo:font-weight="normal" style:font-size-asian="14pt" style:font-weight-asian="normal" style:font-size-complex="14pt" style:font-weight-complex="normal"/>
    </style:style>
    <style:style style:name="P8" style:family="paragraph" style:parent-style-name="Standard">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text-properties style:font-name="Arial" fo:font-size="14pt" fo:font-style="italic" style:font-size-asian="14pt" style:font-style-asian="italic" style:font-size-complex="14pt" style:font-style-complex="italic"/>
    </style:style>
    <style:style style:name="P10" style:family="paragraph" style:parent-style-name="Standard">
      <style:text-properties style:font-name="Arial" fo:font-size="20pt" fo:font-style="italic" fo:font-weight="bold" style:font-size-asian="20pt" style:font-style-asian="italic" style:font-weight-asian="bold" style:font-size-complex="20pt" style:font-style-complex="italic" style:font-weight-complex="bold"/>
    </style:style>
    <style:style style:name="P11" style:family="paragraph" style:parent-style-name="Standard">
      <style:text-properties style:font-name="Arial" fo:font-size="13pt" style:font-size-asian="13pt" style:font-size-complex="13pt"/>
    </style:style>
    <style:style style:name="P12"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Arial" fo:font-size="14pt" style:text-underline-style="solid" style:text-underline-width="auto" style:text-underline-color="font-color" fo:font-weight="bold" style:font-name-asian="Helvetica" style:font-size-asian="14pt" style:font-weight-asian="bold" style:font-name-complex="Helvetica" style:font-size-complex="14pt" style:font-weight-complex="bold"/>
    </style:style>
    <style:style style:name="P14"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Arial" fo:font-size="14pt" style:text-underline-style="none" fo:font-weight="bold" style:font-name-asian="Helvetica" style:font-size-asian="14pt" style:font-weight-asian="bold" style:font-name-complex="Helvetica" style:font-size-complex="14pt" style:font-weight-complex="bold"/>
    </style:style>
    <style:style style:name="P15"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Arial" fo:font-size="14pt" style:text-underline-style="none" fo:font-weight="normal" style:font-name-asian="Helvetica" style:font-size-asian="14pt" style:font-weight-asian="normal" style:font-name-complex="Helvetica" style:font-size-complex="14pt" style:font-weight-complex="normal"/>
    </style:style>
    <style:style style:name="P16"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P1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P18"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Arial" fo:font-size="14pt" fo:font-weight="normal" style:font-name-asian="Helvetica" style:font-size-asian="14pt" style:font-weight-asian="normal" style:font-name-complex="Helvetica" style:font-size-complex="14pt" style:font-weight-complex="normal"/>
    </style:style>
    <style:style style:name="P1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4pt" fo:font-weight="normal" style:font-name-asian="Helvetica" style:font-size-asian="14pt" style:font-weight-asian="normal" style:font-name-complex="Helvetica" style:font-size-complex="14pt" style:font-weight-complex="normal"/>
    </style:style>
    <style:style style:name="P20"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Arial" fo:font-size="14pt" fo:font-style="normal" style:text-underline-style="none" fo:font-weight="normal" style:font-name-asian="Helvetica" style:font-size-asian="14pt" style:font-style-asian="normal" style:font-weight-asian="normal" style:font-name-complex="Helvetica" style:font-size-complex="14pt" style:font-style-complex="normal" style:font-weight-complex="normal"/>
    </style:style>
    <style:style style:name="P2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Arial" fo:font-size="14pt" fo:font-style="normal" style:text-underline-style="none" fo:font-weight="normal" style:font-name-asian="Helvetica" style:font-size-asian="14pt" style:font-style-asian="normal" style:font-weight-asian="normal" style:font-name-complex="Helvetica" style:font-size-complex="14pt" style:font-style-complex="normal" style:font-weight-complex="normal"/>
    </style:style>
    <style:style style:name="P2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8pt" style:text-underline-style="solid" style:text-underline-width="auto" style:text-underline-color="font-color" fo:font-weight="bold" style:font-name-asian="Helvetica" style:font-size-asian="18pt" style:font-weight-asian="bold" style:font-name-complex="Helvetica" style:font-size-complex="18pt" style:font-weight-complex="bold"/>
    </style:style>
    <style:style style:name="P23" style:family="paragraph" style:parent-style-name="Standard">
      <style:paragraph-properties fo:margin-left="0in" fo:margin-right="0in" fo:text-align="start" style:justify-single-word="false" fo:text-indent="0in" style:auto-text-indent="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P24" style:family="paragraph" style:parent-style-name="Standard">
      <style:paragraph-properties fo:margin-left="0in" fo:margin-right="0in" fo:text-align="start" style:justify-single-word="false" fo:text-indent="0in" style:auto-text-indent="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Arial" fo:font-size="14pt" fo:font-weight="normal" style:font-name-asian="Helvetica" style:font-size-asian="14pt" style:font-weight-asian="normal" style:font-name-complex="Helvetica" style:font-size-complex="14pt" style:font-weight-complex="normal"/>
    </style:style>
    <style:style style:name="P25" style:family="paragraph" style:parent-style-name="Standard">
      <style:paragraph-properties fo:margin-left="0in" fo:margin-right="0in" fo:text-align="start" style:justify-single-word="false" fo:text-indent="0in" style:auto-text-indent="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Arial" fo:font-size="14pt" style:text-underline-style="solid" style:text-underline-width="auto" style:text-underline-color="font-color" fo:font-weight="normal" style:font-name-asian="Helvetica" style:font-size-asian="14pt" style:font-weight-asian="normal" style:font-name-complex="Helvetica" style:font-size-complex="14pt" style:font-weight-complex="normal"/>
    </style:style>
    <style:style style:name="P26" style:family="paragraph" style:parent-style-name="Standard">
      <style:paragraph-properties fo:margin-left="0in" fo:margin-right="0in" fo:text-align="start" style:justify-single-word="false" fo:text-indent="0in" style:auto-text-indent="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Arial" fo:font-size="14pt" fo:font-style="normal" style:text-underline-style="none" fo:font-weight="normal" style:font-name-asian="Helvetica" style:font-size-asian="14pt" style:font-style-asian="normal" style:font-weight-asian="normal" style:font-name-complex="Helvetica" style:font-size-complex="14pt" style:font-style-complex="normal" style:font-weight-complex="normal"/>
    </style:style>
    <style:style style:name="P27" style:family="paragraph" style:parent-style-name="Standard">
      <style:paragraph-properties fo:margin-left="0in" fo:margin-right="0in" fo:text-align="start" style:justify-single-word="false" fo:text-indent="0in" style:auto-text-indent="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Arial" fo:font-size="14pt"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style>
    <style:style style:name="P28" style:family="paragraph" style:parent-style-name="Standard">
      <style:paragraph-properties fo:margin-left="0in" fo:margin-right="0in" fo:text-align="start" style:justify-single-word="false" fo:text-indent="0in" style:auto-text-indent="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Arial" fo:font-size="14pt" fo:font-style="normal" style:text-underline-style="solid" style:text-underline-width="auto" style:text-underline-color="font-color" fo:font-weight="bold" style:font-name-asian="Helvetica" style:font-size-asian="14pt" style:font-style-asian="normal" style:font-weight-asian="bold" style:font-name-complex="Helvetica" style:font-size-complex="14pt" style:font-style-complex="normal" style:font-weight-complex="bold"/>
    </style:style>
    <style:style style:name="P29" style:family="paragraph" style:parent-style-name="Standard">
      <style:paragraph-properties fo:margin-left="0in" fo:margin-right="0in" fo:text-align="start" style:justify-single-word="false" fo:text-indent="0in" style:auto-text-indent="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Arial" fo:font-size="14pt" fo:font-style="italic" style:text-underline-style="none" fo:font-weight="normal" style:font-name-asian="Helvetica" style:font-size-asian="14pt" style:font-style-asian="italic" style:font-weight-asian="normal" style:font-name-complex="Helvetica" style:font-size-complex="14pt" style:font-style-complex="italic" style:font-weight-complex="normal"/>
    </style:style>
    <style:style style:name="P30" style:family="paragraph" style:parent-style-name="Standard">
      <style:paragraph-properties fo:margin-left="0in" fo:margin-right="0in" fo:text-align="start" style:justify-single-word="false" fo:text-indent="0in" style:auto-text-indent="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Arial" fo:font-size="14pt" style:text-underline-style="none" fo:font-weight="normal" style:font-name-asian="Helvetica" style:font-size-asian="14pt" style:font-weight-asian="normal" style:font-name-complex="Helvetica" style:font-size-complex="14pt" style:font-weight-complex="normal"/>
    </style:style>
    <style:style style:name="P31" style:family="paragraph" style:parent-style-name="Standard">
      <style:paragraph-properties fo:margin-left="0in" fo:margin-right="0in" fo:text-align="start" style:justify-single-word="false" fo:text-indent="0in" style:auto-text-indent="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Arial" fo:font-size="14pt" style:font-size-asian="14pt" style:font-size-complex="14pt"/>
    </style:style>
    <style:style style:name="P32" style:family="paragraph" style:parent-style-name="Standard" style:master-page-name="Standard">
      <style:paragraph-properties fo:text-align="center" style:justify-single-word="false" style:page-number="auto"/>
      <style:text-properties style:font-name="Arial" fo:font-size="26pt" fo:font-weight="bold" style:font-size-asian="26pt" style:font-weight-asian="bold" style:font-size-complex="26pt" style:font-weight-complex="bold"/>
    </style:style>
    <style:style style:name="P33" style:family="paragraph" style:parent-style-name="Standard">
      <style:text-properties style:font-name="Arial"/>
    </style:style>
    <style:style style:name="P34" style:family="paragraph" style:parent-style-name="Standard">
      <style:text-properties style:font-name="Arial" fo:font-size="20pt" fo:font-style="italic" fo:font-weight="bold" style:font-size-asian="20pt" style:font-style-asian="italic" style:font-weight-asian="bold" style:font-size-complex="20pt" style:font-style-complex="italic" style:font-weight-complex="bold"/>
    </style:style>
    <style:style style:name="P35" style:family="paragraph" style:parent-style-name="Standard">
      <style:text-properties style:font-name="Arial" fo:font-size="14pt" fo:font-weight="bold" style:font-size-asian="14pt" style:font-weight-asian="bold" style:font-size-complex="14pt" style:font-weight-complex="bold"/>
    </style:style>
    <style:style style:name="P36" style:family="paragraph" style:parent-style-name="Standard">
      <style:text-properties style:font-name="Arial"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 style:family="text">
      <style:text-properties fo:font-size="14pt" fo:font-style="normal" style:font-size-asian="14pt" style:font-style-asian="normal" style:font-size-complex="14pt" style:font-style-complex="normal"/>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style:use-window-font-color="true" style:text-underline-style="none" fo:font-weight="normal" style:font-name-asian="Helvetica" style:font-weight-asian="normal" style:font-name-complex="Helvetica" style:font-weight-complex="normal"/>
    </style:style>
    <style:style style:name="T10" style:family="text">
      <style:text-properties style:use-window-font-color="true" style:text-underline-style="none" fo:font-weight="bold" style:font-name-asian="Helvetica" style:font-weight-asian="bold" style:font-name-complex="Helvetica" style:font-weight-complex="bold"/>
    </style:style>
    <style:style style:name="T11" style:family="text">
      <style:text-properties style:use-window-font-color="true" fo:font-weight="bold" style:font-name-asian="Helvetica" style:font-weight-asian="bold" style:font-name-complex="Helvetica" style:font-weight-complex="bold"/>
    </style:style>
    <style:style style:name="T12" style:family="text">
      <style:text-properties style:use-window-font-color="true" fo:font-weight="normal" style:font-name-asian="Helvetica" style:font-weight-asian="normal" style:font-name-complex="Helvetica" style:font-weight-complex="normal"/>
    </style:style>
    <style:style style:name="T13" style:family="text">
      <style:text-properties style:use-window-font-color="true" fo:font-style="italic" style:text-underline-style="none" fo:font-weight="normal" style:font-name-asian="Helvetica" style:font-style-asian="italic" style:font-weight-asian="normal" style:font-name-complex="Helvetica" style:font-style-complex="italic" style:font-weight-complex="normal"/>
    </style:style>
    <style:style style:name="T14" style:family="text">
      <style:text-properties style:use-window-font-color="true" fo:font-style="normal" style:text-underline-style="none" fo:font-weight="normal" style:font-name-asian="Helvetica" style:font-style-asian="normal" style:font-weight-asian="normal" style:font-name-complex="Helvetica" style:font-style-complex="normal" style:font-weight-complex="normal"/>
    </style:style>
    <style:style style:name="T15" style:family="text">
      <style:text-properties fo:color="#7f7fff" style:text-underline-style="none" fo:font-weight="bold" style:font-name-asian="Helvetica" style:font-weight-asian="bold" style:font-name-complex="Helvetica" style:font-weight-complex="bold"/>
    </style:style>
    <style:style style:name="T16" style:family="text">
      <style:text-properties fo:color="#7f7fff" style:text-underline-style="none" fo:font-weight="normal" style:font-name-asian="Helvetica" style:font-weight-asian="normal" style:font-name-complex="Helvetica" style:font-weight-complex="normal"/>
    </style:style>
    <style:style style:name="T17" style:family="text">
      <style:text-properties fo:color="#7f7f7f" style:text-underline-style="none" fo:font-weight="bold" style:font-name-asian="Helvetica" style:font-weight-asian="bold" style:font-name-complex="Helvetica" style:font-weight-complex="bold"/>
    </style:style>
    <style:style style:name="T18" style:family="text">
      <style:text-properties fo:color="#ff0000" style:text-underline-style="none"/>
    </style:style>
    <style:style style:name="T19" style:family="text">
      <style:text-properties fo:color="#ff0000" style:text-underline-style="none" fo:font-weight="bold" style:font-name-asian="Helvetica" style:font-weight-asian="bold" style:font-name-complex="Helvetica" style:font-weight-complex="bold"/>
    </style:style>
    <style:style style:name="T20" style:family="text">
      <style:text-properties fo:color="#00ff00" style:text-underline-style="none"/>
    </style:style>
    <style:style style:name="T21" style:family="text">
      <style:text-properties fo:color="#00ff00" style:text-underline-style="none" fo:font-weight="bold" style:font-name-asian="Helvetica" style:font-weight-asian="bold" style:font-name-complex="Helvetica" style:font-weight-complex="bold"/>
    </style:style>
    <style:style style:name="T22" style:family="text">
      <style:text-properties fo:color="#0000ff" style:text-underline-style="none" fo:font-weight="bold" style:font-name-asian="Helvetica" style:font-weight-asian="bold" style:font-name-complex="Helvetica" style:font-weight-complex="bold"/>
    </style:style>
    <style:style style:name="T23" style:family="text">
      <style:text-properties fo:color="#0000ff" style:text-underline-style="none" fo:font-weight="normal" style:font-name-asian="Helvetica" style:font-weight-asian="normal" style:font-name-complex="Helvetica" style:font-weight-complex="normal"/>
    </style:style>
    <style:style style:name="T24" style:family="text">
      <style:text-properties fo:color="#ffff00" style:text-underline-style="none" fo:font-weight="bold" style:font-name-asian="Helvetica" style:font-weight-asian="bold" style:font-name-complex="Helvetica" style:font-weight-complex="bold"/>
    </style:style>
    <style:style style:name="T25" style:family="text">
      <style:text-properties fo:color="#00ffff" style:text-underline-style="none" fo:font-weight="bold" style:font-name-asian="Helvetica" style:font-weight-asian="bold" style:font-name-complex="Helvetica" style:font-weight-complex="bold"/>
    </style:style>
    <style:style style:name="T26" style:family="text">
      <style:text-properties fo:color="#ff00ff" style:text-underline-style="none" fo:font-weight="bold" style:font-name-asian="Helvetica" style:font-weight-asian="bold" style:font-name-complex="Helvetica" style:font-weight-complex="bold"/>
    </style:style>
    <style:style style:name="T27" style:family="text">
      <style:text-properties fo:color="#cfcfcf" style:text-underline-style="none" fo:font-weight="bold" style:font-name-asian="Helvetica" style:font-weight-asian="bold" style:font-name-complex="Helvetica" style:font-weight-complex="bold"/>
    </style:style>
    <style:style style:name="T28" style:family="text">
      <style:text-properties fo:color="#ffffff" style:text-underline-style="none" fo:font-weight="normal" style:font-name-asian="Helvetica" style:font-weight-asian="normal" style:font-name-complex="Helvetica" style:font-weight-complex="normal"/>
    </style:style>
    <style:style style:name="T29" style:family="text">
      <style:text-properties fo:color="#7f3f00" style:text-underline-style="none" fo:font-weight="bold" style:font-name-asian="Helvetica" style:font-weight-asian="bold" style:font-name-complex="Helvetica" style:font-weight-complex="bold"/>
    </style:style>
    <style:style style:name="T30" style:family="text">
      <style:text-properties fo:color="#7f0000" style:text-underline-style="none" fo:font-weight="bold" style:font-name-asian="Helvetica" style:font-weight-asian="bold" style:font-name-complex="Helvetica" style:font-weight-complex="bold"/>
    </style:style>
    <style:style style:name="T31" style:family="text">
      <style:text-properties fo:color="#007f00" style:text-underline-style="none" fo:font-weight="bold" style:font-name-asian="Helvetica" style:font-weight-asian="bold" style:font-name-complex="Helvetica" style:font-weight-complex="bold"/>
    </style:style>
    <style:style style:name="T32" style:family="text">
      <style:text-properties fo:color="#00007f" style:text-underline-style="none" fo:font-weight="bold" style:font-name-asian="Helvetica" style:font-weight-asian="bold" style:font-name-complex="Helvetica" style:font-weight-complex="bold"/>
    </style:style>
    <style:style style:name="T33" style:family="text">
      <style:text-properties fo:color="#7f7f00" style:text-underline-style="none" fo:font-weight="bold" style:font-name-asian="Helvetica" style:font-weight-asian="bold" style:font-name-complex="Helvetica" style:font-weight-complex="bold"/>
    </style:style>
    <style:style style:name="T34" style:family="text">
      <style:text-properties fo:color="#007f7f" style:text-underline-style="none" fo:font-weight="bold" style:font-name-asian="Helvetica" style:font-weight-asian="bold" style:font-name-complex="Helvetica" style:font-weight-complex="bold"/>
    </style:style>
    <style:style style:name="T35" style:family="text">
      <style:text-properties fo:color="#7f007f" style:text-underline-style="none" fo:font-weight="bold" style:font-name-asian="Helvetica" style:font-weight-asian="bold" style:font-name-complex="Helvetica" style:font-weight-complex="bold"/>
    </style:style>
    <style:style style:name="T36" style:family="text">
      <style:text-properties fo:color="#ff7f00" style:text-underline-style="none" fo:font-weight="bold" style:font-name-asian="Helvetica" style:font-weight-asian="bold" style:font-name-complex="Helvetica" style:font-weight-complex="bold"/>
    </style:style>
    <style:style style:name="T37" style:family="text">
      <style:text-properties fo:color="#ff007f" style:text-underline-style="none" fo:font-weight="bold" style:font-name-asian="Helvetica" style:font-weight-asian="bold" style:font-name-complex="Helvetica" style:font-weight-complex="bold"/>
    </style:style>
    <style:style style:name="T38" style:family="text">
      <style:text-properties fo:color="#7fff00" style:text-underline-style="none" fo:font-weight="bold" style:font-name-asian="Helvetica" style:font-weight-asian="bold" style:font-name-complex="Helvetica" style:font-weight-complex="bold"/>
    </style:style>
    <style:style style:name="T39" style:family="text">
      <style:text-properties fo:color="#00ff7f" style:text-underline-style="none" fo:font-weight="bold" style:font-name-asian="Helvetica" style:font-weight-asian="bold" style:font-name-complex="Helvetica" style:font-weight-complex="bold"/>
    </style:style>
    <style:style style:name="T40" style:family="text">
      <style:text-properties fo:color="#7f00ff" style:text-underline-style="none" fo:font-weight="bold" style:font-name-asian="Helvetica" style:font-weight-asian="bold" style:font-name-complex="Helvetica" style:font-weight-complex="bold"/>
    </style:style>
    <style:style style:name="T41" style:family="text">
      <style:text-properties fo:color="#007fff" style:text-underline-style="none" fo:font-weight="bold" style:font-name-asian="Helvetica" style:font-weight-asian="bold" style:font-name-complex="Helvetica" style:font-weight-complex="bold"/>
    </style:style>
    <style:style style:name="T42" style:family="text">
      <style:text-properties fo:color="#ff7f7f" style:text-underline-style="none" fo:font-weight="bold" style:font-name-asian="Helvetica" style:font-weight-asian="bold" style:font-name-complex="Helvetica" style:font-weight-complex="bold"/>
    </style:style>
    <style:style style:name="T43" style:family="text">
      <style:text-properties fo:color="#7fff7f" style:text-underline-style="none" fo:font-weight="bold" style:font-name-asian="Helvetica" style:font-weight-asian="bold" style:font-name-complex="Helvetica" style:font-weight-complex="bold"/>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fo:font-weight="normal" style:font-weight-asian="normal" style:font-weight-complex="normal"/>
    </style:style>
    <style:style style:name="T47" style:family="text">
      <style:text-properties fo:font-style="normal" style:font-style-asian="normal" style:font-style-complex="normal"/>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ungeonDiverII Manual</text:p>
      <text:p text:style-name="P2">Version 2.0.0 - Last Updated June 11, 2011</text:p>
      <text:p text:style-name="P3"/>
      <text:p text:style-name="P10">Term Definitions</text:p>
      <text:p text:style-name="P3">Rows and Columns refer to the horizontal and vertical lines of squares making up the Map Grid. Floors are stacks of Row/Column Grids. Levels are stacks of Floors. Finally, every Map has 2 Layers - the Ground Layer (where Grass, Tile, and other types of ground belong) and the Object Layer (where everything else belongs).</text:p>
      <text:p text:style-name="P11"/>
      <text:p text:style-name="P10">Menu Overview</text:p>
      <text:p text:style-name="P6">File</text:p>
      <text:p text:style-name="P1"><text:span text:style-name="T2">Open…</text:span><text:span text:style-name="T1">: Opens an existing Saved Game.</text:span></text:p>
      <text:p text:style-name="P1"><text:span text:style-name="T2">Close</text:span><text:span text:style-name="T1">: Closes the current window.</text:span></text:p>
      <text:p text:style-name="P1"><text:span text:style-name="T2">Save</text:span><text:span text:style-name="T1">: Saves </text:span><text:span text:style-name="T1">your progress as a Saved Game file.</text:span></text:p>
      <text:p text:style-name="P1"><text:span text:style-name="T2">Save As</text:span><text:span text:style-name="T1">: Saves </text:span><text:span text:style-name="T1">your progress as a Saved Game file, with a new name.</text:span></text:p>
      <text:p text:style-name="P1"><text:span text:style-name="T2">Print...</text:span><text:span text:style-name="T1">: Prints the contents of the active window to a printer of your choosing.</text:span></text:p>
      <text:p text:style-name="P1"><text:span text:style-name="T2">Preferences</text:span><text:span text:style-name="T1">: Allows configuration of various Game Settings. (On Mac OS X, this command is in the DungeonDiverII Menu.)</text:span></text:p>
      <text:p text:style-name="P1"><text:span text:style-name="T2">Exit</text:span><text:span text:style-name="T1"> (non-Mac OS X platforms only): Quits the Program. (On Mac OS X, the Quit DungeonDiverII command in the DungeonDiverII menu does the same thing.)</text:span></text:p>
      <text:p text:style-name="P6">Game</text:p>
      <text:p text:style-name="P7"><text:span text:style-name="T7">Play</text:span>: Allows exploring a randomly generated dungeon.</text:p>
      <text:p text:style-name="P7"><text:span text:style-name="T7">Show Equipment</text:span>: Shows all Equipment you are wearing.</text:p>
      <text:p text:style-name="P1"><text:span text:style-name="T3">Show Item Inventory</text:span><text:span text:style-name="T5">: Shows all Items you are carrying.</text:span></text:p>
      <text:p text:style-name="P1"><text:span text:style-name="T3">Show Score</text:span><text:span text:style-name="T5">: Shows how many points you have earned.</text:span></text:p>
      <text:p text:style-name="P1"><text:span text:style-name="T2">Pick Leader...</text:span><text:span text:style-name="T1">: Changes the Character considered to be at the head of your Party.</text:span></text:p>
      <text:p text:style-name="P1"><text:span text:style-name="T2">Register Character</text:span><text:span text:style-name="T1">: Adds a Character File to the list of registered files.</text:span></text:p>
      <text:p text:style-name="P1"><text:span text:style-name="T2">Unregister Character</text:span><text:span text:style-name="T1">: Removes a Character File from the list of registered files.</text:span></text:p>
      <text:p text:style-name="P6">Battle</text:p>
      <text:p text:style-name="P1"><text:span text:style-name="T2">Cast Spell...</text:span><text:span text:style-name="T1">: Brings up the Cast Spell dialog, listing all the spells you know, and prompts for which one to cast. This command is only available while in </text:span><text:soft-page-break/><text:span text:style-name="T1">battle.</text:span></text:p>
      <text:p text:style-name="P1"><text:span text:style-name="T2">Use an Item...</text:span><text:span text:style-name="T1">: Brings up the Use an Item dialog, listing all the combat-usable items you possess, and prompts for which one to use. This command is only available while in battle.</text:span></text:p>
      <text:p text:style-name="P1"><text:span text:style-name="T2">Steal Stuff</text:span><text:span text:style-name="T1">: Attempt to steal Gold from a randomly chosen adjacent enemy. This command is only available while in battle.</text:span></text:p>
      <text:p text:style-name="P1"><text:span text:style-name="T2">Drain MP</text:span><text:span text:style-name="T1">: Attempt to drain MP from a randomly chosen adjacent enemy. This command is only available while in battle.</text:span></text:p>
      <text:p text:style-name="P1"><text:span text:style-name="T2">End Turn</text:span><text:span text:style-name="T1">: Ends your turn in battle. This command is only available while in battle.</text:span></text:p>
      <text:p text:style-name="P6">AI</text:p>
      <text:p text:style-name="P1"><text:span text:style-name="T2">Register AI...</text:span><text:span text:style-name="T1">: Registers an AI script with the game, so it can be used for controlling monsters.</text:span></text:p>
      <text:p text:style-name="P1"><text:span text:style-name="T2">Unregister AI...</text:span><text:span text:style-name="T1">: Unregisters an AI script with the game, so it can no longer be used for controlling monsters.</text:span></text:p>
      <text:p text:style-name="P1"><text:span text:style-name="T2">Import AI...</text:span><text:span text:style-name="T1">: Prompts for the location of an AI script file, then imports and registers it.</text:span></text:p>
      <text:p text:style-name="P6">Help</text:p>
      <text:p text:style-name="P1"><text:span text:style-name="T2">Check for Updates...</text:span><text:span text:style-name="T1">: Checks to see if newer versions of the Game are available. Unlike the startup check, this check is NOT done in the background.</text:span></text:p>
      <text:p text:style-name="P1"><text:span text:style-name="T2">Check for Beta Updates...</text:span><text:span text:style-name="T1">: Checks to see if newer beta versions of the Game are available. Only available in beta builds. Unlike the startup check, this check is NOT done in the background.</text:span></text:p>
      <text:p text:style-name="P1"><text:span text:style-name="T2">About DungeonDiverII....</text:span><text:span text:style-name="T1">: Displays the Game’s About Box. (On Mac OS X, this command is in the DungeonDiverII Menu.)</text:span></text:p>
      <text:p text:style-name="P1"><text:span text:style-name="T2">DungeonDiverII Help</text:span><text:span text:style-name="T1">: Displays a window listing all the Objects and a short description of what each one does.</text:span></text:p>
      <text:p text:style-name="P11"/>
      <text:p text:style-name="P10">Preferences Overview</text:p>
      <text:p text:style-name="P1"><text:span text:style-name="T1">The Preferences are divided into three tabs: </text:span><text:span text:style-name="T2">Game</text:span><text:span text:style-name="T4">,</text:span><text:span text:style-name="T2"> Music, </text:span><text:span text:style-name="T1">and </text:span><text:span text:style-name="T2">Misc</text:span><text:span text:style-name="T1">. </text:span><text:span text:style-name="T2">Game</text:span><text:span text:style-name="T1"> and </text:span><text:span text:style-name="T2">Music</text:span><text:span text:style-name="T1"> are for Game-related and music-related settings, respectively. The </text:span><text:span text:style-name="T2">Misc.</text:span><text:span text:style-name="T1"> tab has two settings: whether or not to check for updated versions when the Game is started, and whether or not to check for updated beta versions at startup (if using a release version, this setting is hidden).</text:span></text:p>
      <text:p text:style-name="P11"/>
      <text:p text:style-name="P10"><text:soft-page-break/>Controls in the Game</text:p>
      <text:p text:style-name="P6">Moving Around and Identifying Objects</text:p>
      <text:p text:style-name="P3">To move, use the arrow keys - Up, Down, Left, and Right. You can also use the Numeric Keypad, or the so-called "WAXD" configuration: W moves up, A moves left, D moves right, and X moves down. Additionally, diagonal movement is supported with WAXD: Q moves up and left, E moves up and right, Z moves down and left, C moves down and right. If you wish to move diagonally, the Numeric Keypad or the WAXD layout are the only ways to do this. Shift+Click an object to identify it. Its name will be displayed in the Message Area. If, for some reason, you need to make a "pass move" - that is, a do-nothing move, pressing 5 on the Numeric Keypad or the S key achieves this.</text:p>
      <text:p text:style-name="P3"/>
      <text:p text:style-name="P6">Seeing what you are carrying</text:p>
      <text:p text:style-name="P1"><text:span text:style-name="T1">To see what Items (if any) you have in your possession, choose the </text:span><text:span text:style-name="T2">Show Item Inventory... </text:span><text:span text:style-name="T4">command</text:span><text:span text:style-name="T1"> from the </text:span><text:span text:style-name="T2">Game</text:span><text:span text:style-name="T1"> menu. A dialog box will appear, listing everything you can carry and what quantity you have.</text:span></text:p>
      <text:p text:style-name="P3"/>
      <text:p text:style-name="P6">Getting Help</text:p>
      <text:p text:style-name="P1"><text:span text:style-name="T1">To find out what all the Objects do, choose </text:span><text:span text:style-name="T2">DungeonDiverII Help</text:span><text:span text:style-name="T1"> from the </text:span><text:span text:style-name="T2">Help</text:span><text:span text:style-name="T1"> menu. This will bring up a window that you can leave open while playing the game, listing each Object and a short description of how it works.</text:span></text:p>
      <text:p text:style-name="P1"><text:span text:style-name="T1"/></text:p>
      <text:p text:style-name="P10">Controls in Battle</text:p>
      <text:p text:style-name="P6">Moving Around and Attacking</text:p>
      <text:p text:style-name="P3">To move, use the arrow keys - Up, Down, Left, and Right. You can also use the Numeric Keypad, or the so-called "WAXD" configuration: W moves up, A moves left, D moves right, and X moves down. Additionally, diagonal movement is supported with WAXD: Q moves up and left, E moves up and right, Z moves down and left, C moves down and right. If you wish to move diagonally, the Numeric Keypad or the WAXD layout are the only ways to do this. To attack something, simply move into it. To flee from battle, move off the edge of the battle arena. You'll be asked to confirm this action.</text:p>
      <text:p text:style-name="P3"/>
      <text:p text:style-name="P1"><text:span text:style-name="T6">Other Actions</text:span></text:p>
      <text:p text:style-name="P1"><text:span text:style-name="T5">To perform other actions in battle – casting spells, using items, stealing </text:span><text:soft-page-break/><text:span text:style-name="T5">Gold, draining the enemy's MP, and ending your turn once you can do no more – go to the Battle Menu and choose the appropriate command. Keyboard shortcuts exist for all commands in the Battle Menu.</text:span></text:p>
      <text:p text:style-name="P3"/>
      <text:p text:style-name="P13">The Faiths</text:p>
      <text:p text:style-name="P14"/>
      <text:p text:style-name="P4"><text:span text:style-name="T9">Key: </text:span><text:span text:style-name="T10">Name</text:span><text:span text:style-name="T9"> (Type of Damage Dealt)</text:span></text:p>
      <text:p text:style-name="P14"/>
      <text:p text:style-name="P4"><text:span text:style-name="T17">Blend</text:span><text:span text:style-name="T10"> </text:span><text:span text:style-name="T9">(Physical)</text:span></text:p>
      <text:p text:style-name="P4"><text:span text:style-name="T19">Flame</text:span><text:span text:style-name="T9"> (Hot)</text:span></text:p>
      <text:p text:style-name="P4"><text:span text:style-name="T21">Storm</text:span><text:span text:style-name="T9"> (Wind)</text:span></text:p>
      <text:p text:style-name="P4"><text:span text:style-name="T22">Flood</text:span><text:span text:style-name="T23"> </text:span><text:span text:style-name="T9">(Water)</text:span></text:p>
      <text:p text:style-name="P4"><text:span text:style-name="T24">Shock</text:span><text:span text:style-name="T10"> </text:span><text:span text:style-name="T9">(Electric)</text:span></text:p>
      <text:p text:style-name="P4"><text:span text:style-name="T25">Chill</text:span><text:span text:style-name="T9"> (Cold)</text:span></text:p>
      <text:p text:style-name="P4"><text:span text:style-name="T26">Sound</text:span><text:span text:style-name="T9"> (Sonic)</text:span></text:p>
      <text:p text:style-name="P4"><text:span text:style-name="T10">Death</text:span><text:span text:style-name="T9"> (Dark)</text:span></text:p>
      <text:p text:style-name="P4"><text:span text:style-name="T27">Gleam</text:span><text:span text:style-name="T28"> </text:span><text:span text:style-name="T9">(Light)</text:span></text:p>
      <text:p text:style-name="P4"><text:span text:style-name="T29">Quake</text:span><text:span text:style-name="T9"> (Earth)</text:span></text:p>
      <text:p text:style-name="P4"><text:span text:style-name="T30">Chaos</text:span><text:span text:style-name="T9"> (Chaos)</text:span></text:p>
      <text:p text:style-name="P4"><text:span text:style-name="T31">Plant</text:span><text:span text:style-name="T9"> (Plant)</text:span></text:p>
      <text:p text:style-name="P4"><text:span text:style-name="T32">Order</text:span><text:span text:style-name="T9"> (Order)</text:span></text:p>
      <text:p text:style-name="P4"><text:span text:style-name="T33">Smoke</text:span><text:span text:style-name="T9"> (Smoke)</text:span></text:p>
      <text:p text:style-name="P4"><text:span text:style-name="T34">Drain</text:span><text:span text:style-name="T9"> (Drain)</text:span></text:p>
      <text:p text:style-name="P4"><text:span text:style-name="T35">Boost</text:span><text:span text:style-name="T9"> (Boost)</text:span></text:p>
      <text:p text:style-name="P4"><text:span text:style-name="T36">Humid</text:span><text:span text:style-name="T9"> (Sweat)</text:span></text:p>
      <text:p text:style-name="P4"><text:span text:style-name="T37">Heart</text:span><text:span text:style-name="T9"> (Love)</text:span></text:p>
      <text:p text:style-name="P4"><text:span text:style-name="T38">React</text:span><text:span text:style-name="T9"> (Chemical)</text:span></text:p>
      <text:p text:style-name="P4"><text:span text:style-name="T39">Toxin</text:span><text:span text:style-name="T9"> (Poison)</text:span></text:p>
      <text:p text:style-name="P4"><text:span text:style-name="T40">Smart</text:span><text:span text:style-name="T9"> (Mental)</text:span></text:p>
      <text:p text:style-name="P4"><text:span text:style-name="T41">Cloud</text:span><text:span text:style-name="T9"> (Cloud)</text:span></text:p>
      <text:p text:style-name="P4"><text:span text:style-name="T42">Naked</text:span><text:span text:style-name="T9"> (Sleaze)</text:span></text:p>
      <text:p text:style-name="P4"><text:span text:style-name="T43">Swamp</text:span><text:span text:style-name="T9"> (Swamp)</text:span></text:p>
      <text:p text:style-name="P4"><text:span text:style-name="T15">Ghost</text:span><text:span text:style-name="T16"> </text:span><text:span text:style-name="T9">(Fear)</text:span></text:p>
      <text:p text:style-name="P15"/>
      <text:p text:style-name="P22">The Faith System – Frequently Asked Questions (FAQ)</text:p>
      <text:p text:style-name="P12"/>
      <text:p text:style-name="P16">How many faiths are there?</text:p>
      <text:p text:style-name="P18"><text:soft-page-break/>There are a total of 25 faiths.</text:p>
      <text:p text:style-name="P19"/>
      <text:p text:style-name="P5"><text:span text:style-name="T11">What has a faith?</text:span><text:span text:style-name="T12"> </text:span></text:p>
      <text:p text:style-name="P19">Each character in your party has a faith. </text:p>
      <text:p text:style-name="P19">NPCs that join you also have a faith. </text:p>
      <text:p text:style-name="P19">Even the monsters you fight have faiths. </text:p>
      <text:p text:style-name="P19">Many spells and certain items are associated with a faith as well. </text:p>
      <text:p text:style-name="P19">All of these groups may also have the faith of Blend, which is equivalent to no faith. </text:p>
      <text:p text:style-name="P19"/>
      <text:p text:style-name="P5"><text:span text:style-name="T11">What are the effects of having a faith?</text:span><text:span text:style-name="T12"> </text:span></text:p>
      <text:p text:style-name="P19">Faith affects skill with and defense against faith-aligned attacks and spells. <text:s/>Those who have the Blend faith have no skill or defense bonuses or penalties in any faith. </text:p>
      <text:p text:style-name="P19"/>
      <text:p text:style-name="P5"><text:span text:style-name="T11">How do the faiths compare against one another?</text:span><text:span text:style-name="T12"> </text:span></text:p>
      <text:p text:style-name="P19">See the table on the next page.</text:p>
      <text:p text:style-name="P16"><draw:frame draw:style-name="fr1" draw:name="Object1" text:anchor-type="paragraph" svg:width="6.3307in" svg:height="3.778in" draw:z-index="0"><draw:object xlink:href="./Object 1" xlink:type="simple" xlink:show="embed" xlink:actuate="onLoad"/><draw:image xlink:href="./ObjectReplacements/Object 1" xlink:type="simple" xlink:show="embed" xlink:actuate="onLoad"/></draw:frame><text:span text:style-name="T18">Red</text:span><text:span text:style-name="T45"> values indicate weaknesses. </text:span><text:span text:style-name="T20">Green</text:span><text:span text:style-name="T45"> values indicate strengths.</text:span></text:p>
      <text:p text:style-name="P15">Numbers indicate the degree of strength or weakness.</text:p>
      <text:p text:style-name="P16"><text:span text:style-name="T44">Z</text:span><text:span text:style-name="T45"> indicates that the faith is ineffective against itself.</text:span></text:p>
      <text:p text:style-name="P15"/>
      <text:p text:style-name="P23"><text:soft-page-break/>Statistics Abbreviations, Descriptions, and Levels (Stats)</text:p>
      <text:p text:style-name="P24"/>
      <text:p text:style-name="P25">Level Descriptions</text:p>
      <text:p text:style-name="P31"><text:span text:style-name="T13">Raw:</text:span><text:span text:style-name="T14"> A creature's basic stat.</text:span></text:p>
      <text:p text:style-name="P31"><text:span text:style-name="T13">Inherent:</text:span><text:span text:style-name="T14"> A basic stat for an equippable object.</text:span></text:p>
      <text:p text:style-name="P31"><text:span text:style-name="T13">Factor: </text:span><text:span text:style-name="T14">A modifier for a computed stat.</text:span></text:p>
      <text:p text:style-name="P31"><text:span text:style-name="T13">Computed:</text:span><text:span text:style-name="T14"> A stat with a value dependent on at least one raw stat, zero or one inherent stats, and at least one factor.</text:span></text:p>
      <text:p text:style-name="P31"><text:span text:style-name="T13">Effective:</text:span><text:span text:style-name="T14"> A stat that applies at action time and is computed only at that time.</text:span></text:p>
      <text:p text:style-name="P26"/>
      <text:p text:style-name="P27">Strength (STR)</text:p>
      <text:p text:style-name="P29">Level: Raw</text:p>
      <text:p text:style-name="P26">Description: Raw muscle of a creature.</text:p>
      <text:p text:style-name="P26"/>
      <text:p text:style-name="P27">Power (POW)</text:p>
      <text:p text:style-name="P29">Level: Inherent</text:p>
      <text:p text:style-name="P26">Description: The damaging ability of weapons and spells.</text:p>
      <text:p text:style-name="P26"/>
      <text:p text:style-name="P27">Strength-Attack Factor (SAF)</text:p>
      <text:p text:style-name="P29">Level: Factor</text:p>
      <text:p text:style-name="P26">Description: A multiplier that modifies the contribution of strength to attack.</text:p>
      <text:p text:style-name="P26"/>
      <text:p text:style-name="P27">Power-Attack Factor (PAF)</text:p>
      <text:p text:style-name="P29">Level: Factor</text:p>
      <text:p text:style-name="P26">Description: A multiplier that modifies the contribution of power to attack.</text:p>
      <text:p text:style-name="P26"/>
      <text:p text:style-name="P27">Attack (ATK)</text:p>
      <text:p text:style-name="P29">Level: Computed</text:p>
      <text:p text:style-name="P26">Description: (Strength * Strength-Attack Factor) + (Power * Power-Attack Factor)</text:p>
      <text:p text:style-name="P26"/>
      <text:p text:style-name="P27">Block (BLK)</text:p>
      <text:p text:style-name="P29">Level: Raw</text:p>
      <text:p text:style-name="P26">Description: A creature's innate ability to absorb attack damage.</text:p>
      <text:p text:style-name="P26"/>
      <text:p text:style-name="P27">Absorb (ABS)</text:p>
      <text:p text:style-name="P29">Level: Inherent</text:p>
      <text:p text:style-name="P26"><text:soft-page-break/>Description: The blocking ability of armor.</text:p>
      <text:p text:style-name="P26"/>
      <text:p text:style-name="P27">Block-Defense Factor (BDF)</text:p>
      <text:p text:style-name="P29">Level: Factor</text:p>
      <text:p text:style-name="P26">Description: A multiplier that modifies the contribution of block to defense.</text:p>
      <text:p text:style-name="P26"/>
      <text:p text:style-name="P27">Absorb-Defense Factor (ADF)</text:p>
      <text:p text:style-name="P29">Level: Factor</text:p>
      <text:p text:style-name="P26">Description: A multiplier that modifies the contribution of absorb to defense.</text:p>
      <text:p text:style-name="P26"/>
      <text:p text:style-name="P27">Defense (DEF)</text:p>
      <text:p text:style-name="P29">Level: Computed</text:p>
      <text:p text:style-name="P26">Description: (Block * Block-Defense Factor) + (Absorb * Absorb-Defense Factor)</text:p>
      <text:p text:style-name="P26"/>
      <text:p text:style-name="P27">Damage (DMG)</text:p>
      <text:p text:style-name="P29">Level: Effective</text:p>
      <text:p text:style-name="P26">Description: Attack - Enemy Defense</text:p>
      <text:p text:style-name="P26"/>
      <text:p text:style-name="P27">Agility (AGI)</text:p>
      <text:p text:style-name="P29">Level: Raw</text:p>
      <text:p text:style-name="P26">Description: How fast a creature acts.</text:p>
      <text:p text:style-name="P26"/>
      <text:p text:style-name="P27">Weight (WGT)</text:p>
      <text:p text:style-name="P29">Level: Inherent</text:p>
      <text:p text:style-name="P26">Description: How much an object slows down the creature wearing it.</text:p>
      <text:p text:style-name="P26"/>
      <text:p text:style-name="P27">Agility-Speed Factor (ASF)</text:p>
      <text:p text:style-name="P29">Level: Factor</text:p>
      <text:p text:style-name="P26">Description: A multiplier that modifies the contribution of agility to speed.</text:p>
      <text:p text:style-name="P26"/>
      <text:p text:style-name="P27">Weight-Speed Factor (WSF)</text:p>
      <text:p text:style-name="P29">Level: Raw</text:p>
      <text:p text:style-name="P26">Description: A multiplier that modifies the contribution of weight to speed.</text:p>
      <text:p text:style-name="P26"/>
      <text:p text:style-name="P27">Speed (SPD)</text:p>
      <text:p text:style-name="P29">Level: Computed</text:p>
      <text:p text:style-name="P26">Description: (Agility * Agility-Speed Factor) - (Weight * Weight-Speed <text:soft-page-break/>Factor)</text:p>
      <text:p text:style-name="P26"/>
      <text:p text:style-name="P27">Initiative (INI)</text:p>
      <text:p text:style-name="P29">Level: Effective</text:p>
      <text:p text:style-name="P26">Description: Speed - Enemy Speed (if positive, you act first; if negative, enemy acts first; if zero, Luck difference used to break tie; if still tied, decided randomly)</text:p>
      <text:p text:style-name="P26"/>
      <text:p text:style-name="P27">Vitality (VIT)</text:p>
      <text:p text:style-name="P29">Level: Raw</text:p>
      <text:p text:style-name="P26">Description: A creature’s stamina.</text:p>
      <text:p text:style-name="P26"/>
      <text:p text:style-name="P27">Vitality-Health Factor (VHF)</text:p>
      <text:p text:style-name="P29">Level: Factor</text:p>
      <text:p text:style-name="P26">Description: A multiplier that modifies the contribution of vitality to maximum health.</text:p>
      <text:p text:style-name="P26"/>
      <text:p text:style-name="P27">Current Health (CH)</text:p>
      <text:p text:style-name="P29">Level: Raw</text:p>
      <text:p text:style-name="P26">Description: A creature’s overall health. If this drops below 1, the creature becomes unconscious. If this drops below -9, the creature becomes dead. This cannot exceed the maximum health.</text:p>
      <text:p text:style-name="P26"/>
      <text:p text:style-name="P27">Maximum Health (MH)</text:p>
      <text:p text:style-name="P29">Level: Computed</text:p>
      <text:p text:style-name="P26">Description: Vitality * Vitality-Health Factor</text:p>
      <text:p text:style-name="P26"/>
      <text:p text:style-name="P27">Intelligence (INT)</text:p>
      <text:p text:style-name="P29">Level: Raw</text:p>
      <text:p text:style-name="P26">Description: A creature’s knowledge of the mystical arts.</text:p>
      <text:p text:style-name="P26"/>
      <text:p text:style-name="P27">Intelligence-Magic Factor (IMF)</text:p>
      <text:p text:style-name="P29">Level: Factor</text:p>
      <text:p text:style-name="P26">Description: A multiplier that modifies the contribution of intelligence to maximum magic.</text:p>
      <text:p text:style-name="P26"/>
      <text:p text:style-name="P27">Current Magic (CM)</text:p>
      <text:p text:style-name="P29">Level: Raw</text:p>
      <text:p text:style-name="P26"><text:soft-page-break/>Description: A creature’s ability to use the mystical arts. If this drops below 1, the creature becomes unable to use mystical arts. This cannot exceed the maximum magic, nor can it drop below 0. For those without the ability to use mystical arts, this is always zero, as is Maximum Magic.</text:p>
      <text:p text:style-name="P26"/>
      <text:p text:style-name="P27">Maximum Magic (MM)</text:p>
      <text:p text:style-name="P29">Level: Computed</text:p>
      <text:p text:style-name="P26">Description: Intelligence * Intelligence-Magic Factor</text:p>
      <text:p text:style-name="P26"/>
      <text:p text:style-name="P27">Luck (LUC)</text:p>
      <text:p text:style-name="P29">Level: Raw</text:p>
      <text:p text:style-name="P26">Description: A creature’s likelihood of situations resolving in their favor.</text:p>
      <text:p text:style-name="P26"/>
      <text:p text:style-name="P27">Luck-Hit Factor (LHF)</text:p>
      <text:p text:style-name="P29">Level: Factor</text:p>
      <text:p text:style-name="P26">Description: A multiplier that modifies the contribution of luck to hit chance.</text:p>
      <text:p text:style-name="P26"/>
      <text:p text:style-name="P27">Differential-Hit Factor (DHF)</text:p>
      <text:p text:style-name="P29">Level: Factor</text:p>
      <text:p text:style-name="P26">Description: A multiplier that modifies the contribution of the difference between your attack and the enemy’s defense to hit chance.</text:p>
      <text:p text:style-name="P26"/>
      <text:p text:style-name="P27">Hit Chance (HIT)</text:p>
      <text:p text:style-name="P29">Level: Computed</text:p>
      <text:p text:style-name="P26">Description: (Attack - Enemy Defense) * Differential-Hit Factor + (Luck * Luck-Hit Factor)</text:p>
      <text:p text:style-name="P26"/>
      <text:p text:style-name="P27">Luck-Evade Factor (LHF)</text:p>
      <text:p text:style-name="P29">Level: Factor</text:p>
      <text:p text:style-name="P26">Description: A multiplier that modifies the contribution of luck to evade chance.</text:p>
      <text:p text:style-name="P26"/>
      <text:p text:style-name="P27">Differential-Evade Factor (DEF)</text:p>
      <text:p text:style-name="P29">Level: Factor</text:p>
      <text:p text:style-name="P26">Description: A multiplier that modifies the contribution of the difference between the enemy’s attack and your defense to evade chance.</text:p>
      <text:p text:style-name="P26"/>
      <text:p text:style-name="P27">Agility-Evade Factor (AEF)</text:p>
      <text:p text:style-name="P29"><text:soft-page-break/>Level: Factor</text:p>
      <text:p text:style-name="P26">Description: A multiplier that modifies the contribution of agility to evade chance.</text:p>
      <text:p text:style-name="P26"/>
      <text:p text:style-name="P27">Evade Chance (EVD)</text:p>
      <text:p text:style-name="P29">Level: Computed</text:p>
      <text:p text:style-name="P26">Description: (Enemy Attack - Defense) * Differential-Evade Factor + (Luck * Luck-Evade Factor) + (Agility * Agility-Evade Factor)</text:p>
      <text:p text:style-name="P26"/>
      <text:p text:style-name="P27">Luck-Fumble Factor (LFF)</text:p>
      <text:p text:style-name="P29">Level: Factor</text:p>
      <text:p text:style-name="P26">Description: A multiplier that modifies the contribution of luck to fumble chance.</text:p>
      <text:p text:style-name="P26"/>
      <text:p text:style-name="P27">Agility-Fumble Factor (AFF)</text:p>
      <text:p text:style-name="P29">Level: Factor</text:p>
      <text:p text:style-name="P26">Description: A multiplier that modifies the contribution of agility to fumble chance.</text:p>
      <text:p text:style-name="P26"/>
      <text:p text:style-name="P27">Fumble Chance (FUM)</text:p>
      <text:p text:style-name="P29">Level: Computed</text:p>
      <text:p text:style-name="P20">Description: -(Luck * Luck-Fumble Factor) - (Agility * Agility-Fumble Factor)</text:p>
      <text:p text:style-name="P21"/>
      <text:p text:style-name="P17">Stat Advancement</text:p>
      <text:p text:style-name="P25"/>
      <text:p text:style-name="P25">Raw Statistics</text:p>
      <text:p text:style-name="P30">The six "core" raw statistics - Strength, Block, Agility, Vitality, Intelligence, and Luck - all change only when a level is gained, or an item is consumed that permanently changes one of these stats.</text:p>
      <text:p text:style-name="P30"/>
      <text:p text:style-name="P30">Current Health changes when the creature is healed or suffers damage, and is NOT subject to the advancement rules above.</text:p>
      <text:p text:style-name="P30"/>
      <text:p text:style-name="P30">Current Magic changes when the creature regenerates, is drained, or casts a spell, and is NOT subject to the advancement rules above.</text:p>
      <text:p text:style-name="P30"/>
      <text:p text:style-name="P30">Maximum Health changes when Vitality changes.</text:p>
      <text:p text:style-name="P30"/>
      <text:p text:style-name="P30"><text:soft-page-break/>Maximum Magic changes when Intelligence changes.</text:p>
      <text:p text:style-name="P30"/>
      <text:p text:style-name="P25">Inherent Statistics</text:p>
      <text:p text:style-name="P31"><text:span text:style-name="T10">POWer</text:span><text:span text:style-name="T9"> = Starts at 0, increases as better weapons are obtained</text:span></text:p>
      <text:p text:style-name="P26"><text:span text:style-name="T8">ABSorb</text:span> = Starts at 0, increases as better armor is obtained</text:p>
      <text:p text:style-name="P26"/>
      <text:p text:style-name="P28">Equipment Prefixes</text:p>
      <text:p text:style-name="P26"/>
      <text:p text:style-name="P26">Equipment can have one of 2 prefixes, or no prefix at all. The prefixes are Fine and Rare. The order is: No prefix is worst, Fine is better, Rare is best.</text:p>
      <text:p text:style-name="P26"/>
      <text:p text:style-name="P8">Equipment Formulas</text:p>
      <text:p text:style-name="P3"/>
      <text:p text:style-name="P3">Equipment Power = [[Prefix (1 to 3) - 1] x 330] + Material (1 to 33) x 10 + Bonus (-9 to 9)</text:p>
      <text:p text:style-name="P3">Equipment Power Range: 1 to 999</text:p>
      <text:p text:style-name="P3"/>
      <text:p text:style-name="P3">Note: <text:span text:style-name="T8">Bolded</text:span><text:span text:style-name="T46"> text in the formula represents the part to be evaluated next.</text:span></text:p>
      <text:p text:style-name="P3"/>
      <text:p text:style-name="P3">Example 1: Bamboo Stick -9 has power 1</text:p>
      <text:p text:style-name="P3">Looking up Bamboo in the material table gives 1</text:p>
      <text:p text:style-name="P3">Formula: ((<text:span text:style-name="T8">1 - 1</text:span>) x 330) + 1 x 10 - 9</text:p>
      <text:p text:style-name="P3">Simplifies to: (<text:span text:style-name="T8">0 x 330</text:span>) + <text:span text:style-name="T46">1 x 10</text:span> - 9</text:p>
      <text:p text:style-name="P3">Simplifies to: <text:span text:style-name="T8">0 + 10 </text:span>- 9</text:p>
      <text:p text:style-name="P3">Simplifies to: <text:span text:style-name="T8">10 - 9</text:span></text:p>
      <text:p text:style-name="P3">Final Answer: 1</text:p>
      <text:p text:style-name="P3"/>
      <text:p text:style-name="P3">Example 2: Rare Mithril Axe +9 has power 999</text:p>
      <text:p text:style-name="P3">Looking up Mithril in the material table gives 33</text:p>
      <text:p text:style-name="P3">Looking up Rare in the prefix table gives 3</text:p>
      <text:p text:style-name="P3">Formula: ((<text:span text:style-name="T8">3 - 1</text:span>) x 330) + 33 x 10 + 9</text:p>
      <text:p text:style-name="P3">Simplifies to: <text:span text:style-name="T8">2 x 330</text:span> + 33 x 10 + 9</text:p>
      <text:p text:style-name="P3">Simplifies to: 660 + <text:span text:style-name="T8">33 x 10</text:span><text:span text:style-name="T46"> + 9</text:span></text:p>
      <text:p text:style-name="P3">Simplifies to: <text:span text:style-name="T8">660 + 330</text:span><text:span text:style-name="T46"> + 9</text:span></text:p>
      <text:p text:style-name="P3">Simplifies to: <text:span text:style-name="T8">990 + 9</text:span></text:p>
      <text:p text:style-name="P3">Final Answer: 999</text:p>
      <text:p text:style-name="P3"/>
      <text:p text:style-name="P3">Armor % Damage Reduction = Power / 10 (floating-point)</text:p>
      <text:p text:style-name="P3"><text:soft-page-break/>Minimum % DR = 0 (no armor equipped)</text:p>
      <text:p text:style-name="P3">Maximum % DR = 99.9 (999 / 10)</text:p>
      <text:p text:style-name="P3"/>
      <text:p text:style-name="P9">Note 1<text:span text:style-name="T47">: Weapon minimum damage is 1, unless modified by a Bonus.</text:span></text:p>
      <text:p text:style-name="P29">Note 2<text:span text:style-name="T47">: Damage cannot be reduced below 1 by Damage Reduction.</text:span></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MT" svg:font-family="ArialMT" style:font-family-generic="swiss"/>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MT" fo:font-size="12pt" fo:language="en" fo:country="US" style:font-name-asian="ArialMT" style:font-size-asian="12pt" style:language-asian="zh" style:country-asian="CN" style:font-name-complex="ArialM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25in" fo:margin-bottom="1.25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sahnell</meta:initial-creator>
    <dc:date>2011-06-11T17:48:44</dc:date>
    <meta:generator>LibreOffice/3.3$Unix LibreOffice_project/330m19$Build-202</meta:generator>
    <meta:editing-duration>PT1H15M11S</meta:editing-duration>
    <meta:editing-cycles>88</meta:editing-cycles>
    <meta:document-statistic meta:table-count="0" meta:image-count="0" meta:object-count="1" meta:page-count="12" meta:paragraph-count="245" meta:word-count="2214" meta:character-count="131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146in"/>
    </style:style>
    <style:style style:name="co2" style:family="table-column">
      <style:table-column-properties fo:break-before="auto" style:column-width="0.4098in"/>
    </style:style>
    <style:style style:name="co3" style:family="table-column">
      <style:table-column-properties fo:break-before="auto" style:column-width="0.3217in"/>
    </style:style>
    <style:style style:name="co4" style:family="table-column">
      <style:table-column-properties fo:break-before="auto" style:column-width="0.302in"/>
    </style:style>
    <style:style style:name="co5" style:family="table-column">
      <style:table-column-properties fo:break-before="auto" style:column-width="0.3319in"/>
    </style:style>
    <style:style style:name="co6" style:family="table-column">
      <style:table-column-properties fo:break-before="auto" style:column-width="0.361in"/>
    </style:style>
    <style:style style:name="co7" style:family="table-column">
      <style:table-column-properties fo:break-before="auto" style:column-width="0.3709in"/>
    </style:style>
    <style:style style:name="co8" style:family="table-column">
      <style:table-column-properties fo:break-before="auto" style:column-width="0.3516in"/>
    </style:style>
    <style:style style:name="co9" style:family="table-column">
      <style:table-column-properties fo:break-before="auto" style:column-width="0.3417in"/>
    </style:style>
    <style:style style:name="co10" style:family="table-column">
      <style:table-column-properties fo:break-before="auto" style:column-width="0.3902in"/>
    </style:style>
    <style:style style:name="co1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style:direction="ttb" style:vertical-align="middle"/>
      <style:paragraph-properties fo:text-align="center" fo:margin-left="0in"/>
      <style:text-properties fo:font-weight="bold" style:font-weight-asian="bold" style:font-weight-complex="bold"/>
    </style:style>
    <style:style style:name="ce3" style:family="table-cell" style:parent-style-name="Default">
      <style:table-cell-properties style:diagonal-bl-tr="0.0138in solid #000000" style:diagonal-tl-br="0.0138in solid #000000" style:text-align-source="fix" style:repeat-content="false" fo:border="0.0138in solid #000000"/>
      <style:paragraph-properties fo:text-align="end" fo:margin-left="0in"/>
    </style:style>
    <style:style style:name="ce4" style:family="table-cell" style:parent-style-name="Default">
      <style:table-cell-properties style:diagonal-bl-tr="none" style:diagonal-tl-br="none" style:text-align-source="fix" style:repeat-content="false" fo:border="0.0138in solid #000000"/>
      <style:paragraph-properties fo:text-align="end" fo:margin-left="0in"/>
    </style:style>
    <style:style style:name="ce5" style:family="table-cell" style:parent-style-name="Default">
      <style:table-cell-properties style:diagonal-bl-tr="none" style:diagonal-tl-br="none" style:text-align-source="fix" style:repeat-content="false" fo:border="none"/>
      <style:paragraph-properties fo:text-align="center" fo:margin-left="0in"/>
      <style:text-properties fo:font-weight="bold" style:font-weight-asian="bold" style:font-weight-complex="bold"/>
    </style:style>
    <style:style style:name="ce6" style:family="table-cell" style:parent-style-name="Default">
      <style:table-cell-properties style:diagonal-bl-tr="none" style:diagonal-tl-br="none" style:text-align-source="fix" style:repeat-content="false" fo:border="0.0138in solid #000000"/>
      <style:paragraph-properties fo:text-align="center" fo:margin-left="0in"/>
    </style:style>
    <style:style style:name="ce7" style:family="table-cell" style:parent-style-name="Default" style:data-style-name="N119">
      <style:table-cell-properties style:diagonal-bl-tr="none" style:diagonal-tl-br="none" style:text-align-source="fix" style:repeat-content="false" fo:border="0.0138in solid #000000"/>
      <style:paragraph-properties fo:text-align="center" fo:margin-left="0in"/>
      <style:text-properties fo:font-weight="bold" style:font-weight-asian="bold" style:font-weight-complex="bold"/>
      <style:map style:condition="cell-content()=&quot;Z&quot;" style:apply-style-name="Zero" style:base-cell-address="'Faith Table'.Z26"/>
      <style:map style:condition="cell-content()&gt;0" style:apply-style-name="Plus" style:base-cell-address="'Faith Table'.Z26"/>
      <style:map style:condition="cell-content()&lt;0" style:apply-style-name="Minus" style:base-cell-address="'Faith Table'.Z26"/>
    </style:style>
    <style:style style:name="ce8" style:family="table-cell" style:parent-style-name="Default" style:data-style-name="N119">
      <style:table-cell-properties style:diagonal-bl-tr="none" style:diagonal-tl-br="none" style:text-align-source="fix" style:repeat-content="false" fo:border="0.0138in solid #000000"/>
      <style:paragraph-properties fo:text-align="center" fo:margin-left="0in"/>
      <style:text-properties fo:font-weight="bold" style:font-weight-asian="bold" style:font-weight-complex="bold"/>
      <style:map style:condition="cell-content()=&quot;Z&quot;" style:apply-style-name="Zero" style:base-cell-address="'Faith Table'.Z26"/>
      <style:map style:condition="cell-content()&gt;0" style:apply-style-name="Plus" style:base-cell-address="'Faith Table'.Z26"/>
      <style:map style:condition="cell-content()&lt;0" style:apply-style-name="Minus" style:base-cell-address="'Faith Table'.Z26"/>
    </style:style>
  </office:automatic-styles>
  <office:body>
    <office:spreadsheet>
      <table:table table:name="Faith Table" table:style-name="ta1" table:print="false">
        <table:table-column table:style-name="co1" table:default-cell-style-name="Default"/>
        <table:table-column table:style-name="co2" table:default-cell-style-name="ce4"/>
        <table:table-column table:style-name="co3" table:default-cell-style-name="ce8"/>
        <table:table-column table:style-name="co4" table:default-cell-style-name="ce8"/>
        <table:table-column table:style-name="co5" table:default-cell-style-name="ce8"/>
        <table:table-column table:style-name="co4" table:default-cell-style-name="ce8"/>
        <table:table-column table:style-name="co6" table:default-cell-style-name="ce8"/>
        <table:table-column table:style-name="co3" table:default-cell-style-name="ce8"/>
        <table:table-column table:style-name="co6" table:default-cell-style-name="ce8"/>
        <table:table-column table:style-name="co7" table:default-cell-style-name="ce8"/>
        <table:table-column table:style-name="co5" table:default-cell-style-name="ce8"/>
        <table:table-column table:style-name="co7" table:number-columns-repeated="2" table:default-cell-style-name="ce8"/>
        <table:table-column table:style-name="co3" table:default-cell-style-name="ce8"/>
        <table:table-column table:style-name="co8" table:default-cell-style-name="ce8"/>
        <table:table-column table:style-name="co2" table:default-cell-style-name="ce8"/>
        <table:table-column table:style-name="co9" table:default-cell-style-name="ce8"/>
        <table:table-column table:style-name="co6" table:default-cell-style-name="ce8"/>
        <table:table-column table:style-name="co2" table:default-cell-style-name="ce8"/>
        <table:table-column table:style-name="co7" table:number-columns-repeated="2" table:default-cell-style-name="ce8"/>
        <table:table-column table:style-name="co5" table:default-cell-style-name="ce8"/>
        <table:table-column table:style-name="co2" table:default-cell-style-name="ce8"/>
        <table:table-column table:style-name="co5" table:default-cell-style-name="ce8"/>
        <table:table-column table:style-name="co6" table:default-cell-style-name="ce8"/>
        <table:table-column table:style-name="co10" table:number-columns-repeated="2" table:default-cell-style-name="ce8"/>
        <table:table-row table:style-name="ro1">
          <table:table-cell table:style-name="ce1"/>
          <table:table-cell table:style-name="Default"/>
          <table:table-cell table:style-name="ce5" office:value-type="string" table:number-columns-spanned="25" table:number-rows-spanned="1">
            <text:p>DEFENSE</text:p>
          </table:table-cell>
          <table:covered-table-cell table:number-columns-repeated="24" table:style-name="ce6"/>
        </table:table-row>
        <table:table-row table:style-name="ro1">
          <table:table-cell table:style-name="ce1"/>
          <table:table-cell table:style-name="ce3"/>
          <table:table-cell table:style-name="ce6" office:value-type="string">
            <text:p>Ble</text:p>
          </table:table-cell>
          <table:table-cell table:style-name="ce6" office:value-type="string">
            <text:p>Fla</text:p>
          </table:table-cell>
          <table:table-cell table:style-name="ce6" office:value-type="string">
            <text:p>Sto</text:p>
          </table:table-cell>
          <table:table-cell table:style-name="ce6" office:value-type="string">
            <text:p>Flo</text:p>
          </table:table-cell>
          <table:table-cell table:style-name="ce6" office:value-type="string">
            <text:p>Sho</text:p>
          </table:table-cell>
          <table:table-cell table:style-name="ce6" office:value-type="string">
            <text:p>Chi</text:p>
          </table:table-cell>
          <table:table-cell table:style-name="ce6" office:value-type="string">
            <text:p>Sou</text:p>
          </table:table-cell>
          <table:table-cell table:style-name="ce6" office:value-type="string">
            <text:p>Dea</text:p>
          </table:table-cell>
          <table:table-cell table:style-name="ce6" office:value-type="string">
            <text:p>Gle</text:p>
          </table:table-cell>
          <table:table-cell table:style-name="ce6" office:value-type="string">
            <text:p>Qua</text:p>
          </table:table-cell>
          <table:table-cell table:style-name="ce6" office:value-type="string">
            <text:p>Cha</text:p>
          </table:table-cell>
          <table:table-cell table:style-name="ce6" office:value-type="string">
            <text:p>Pla</text:p>
          </table:table-cell>
          <table:table-cell table:style-name="ce6" office:value-type="string">
            <text:p>Ord</text:p>
          </table:table-cell>
          <table:table-cell table:style-name="ce6" office:value-type="string">
            <text:p>Smo</text:p>
          </table:table-cell>
          <table:table-cell table:style-name="ce6" office:value-type="string">
            <text:p>Dra</text:p>
          </table:table-cell>
          <table:table-cell table:style-name="ce6" office:value-type="string">
            <text:p>Boo</text:p>
          </table:table-cell>
          <table:table-cell table:style-name="ce6" office:value-type="string">
            <text:p>Hum</text:p>
          </table:table-cell>
          <table:table-cell table:style-name="ce6" office:value-type="string">
            <text:p>Hea</text:p>
          </table:table-cell>
          <table:table-cell table:style-name="ce6" office:value-type="string">
            <text:p>Rea</text:p>
          </table:table-cell>
          <table:table-cell table:style-name="ce6" office:value-type="string">
            <text:p>Tox</text:p>
          </table:table-cell>
          <table:table-cell table:style-name="ce6" office:value-type="string">
            <text:p>Sma</text:p>
          </table:table-cell>
          <table:table-cell table:style-name="ce6" office:value-type="string">
            <text:p>Clo</text:p>
          </table:table-cell>
          <table:table-cell table:style-name="ce6" office:value-type="string">
            <text:p>Nak</text:p>
          </table:table-cell>
          <table:table-cell table:style-name="ce6" office:value-type="string">
            <text:p>Swa</text:p>
          </table:table-cell>
          <table:table-cell table:style-name="ce6" office:value-type="string">
            <text:p>Gho</text:p>
          </table:table-cell>
        </table:table-row>
        <table:table-row table:style-name="ro1">
          <table:table-cell table:style-name="ce2" office:value-type="string" table:number-columns-spanned="1" table:number-rows-spanned="25">
            <text:p>ATTACK</text:p>
          </table:table-cell>
          <table:table-cell office:value-type="string">
            <text:p>Ble</text:p>
          </table:table-cell>
          <table:table-cell table:number-columns-repeated="25" office:value-type="float" office:value="0">
            <text:p>0</text:p>
          </table:table-cell>
        </table:table-row>
        <table:table-row table:style-name="ro1">
          <table:covered-table-cell/>
          <table:table-cell office:value-type="string">
            <text:p>Fla</text:p>
          </table:table-cell>
          <table:table-cell office:value-type="float" office:value="0">
            <text:p>0</text:p>
          </table:table-cell>
          <table:table-cell office:value-type="string">
            <text:p>Z</text:p>
          </table:table-cell>
          <table:table-cell table:formula="of:=-[.D5]" office:value-type="float" office:value="2">
            <text:p>+2</text:p>
          </table:table-cell>
          <table:table-cell table:formula="of:=-[.D6]" office:value-type="float" office:value="-0">
            <text:p>0</text:p>
          </table:table-cell>
          <table:table-cell table:formula="of:=-[.D7]" office:value-type="float" office:value="-2">
            <text:p>-2</text:p>
          </table:table-cell>
          <table:table-cell table:formula="of:=-[.D8]" office:value-type="float" office:value="1">
            <text:p>+1</text:p>
          </table:table-cell>
          <table:table-cell table:formula="of:=-[.D9]" office:value-type="float" office:value="-0">
            <text:p>0</text:p>
          </table:table-cell>
          <table:table-cell table:formula="of:=-[.D10]" office:value-type="float" office:value="-0">
            <text:p>0</text:p>
          </table:table-cell>
          <table:table-cell table:formula="of:=-[.D11]" office:value-type="float" office:value="-1">
            <text:p>-1</text:p>
          </table:table-cell>
          <table:table-cell table:formula="of:=-[.D12]" office:value-type="float" office:value="-0">
            <text:p>0</text:p>
          </table:table-cell>
          <table:table-cell table:formula="of:=-[.D13]" office:value-type="float" office:value="1">
            <text:p>+1</text:p>
          </table:table-cell>
          <table:table-cell table:formula="of:=-[.D14]" office:value-type="float" office:value="-1">
            <text:p>-1</text:p>
          </table:table-cell>
          <table:table-cell table:formula="of:=-[.D15]" office:value-type="float" office:value="-0">
            <text:p>0</text:p>
          </table:table-cell>
          <table:table-cell table:formula="of:=-[.D16]" office:value-type="float" office:value="-0">
            <text:p>0</text:p>
          </table:table-cell>
          <table:table-cell table:formula="of:=-[.D17]" office:value-type="float" office:value="-0">
            <text:p>0</text:p>
          </table:table-cell>
          <table:table-cell table:formula="of:=-[.D18]" office:value-type="float" office:value="-0">
            <text:p>0</text:p>
          </table:table-cell>
          <table:table-cell table:formula="of:=-[.D19]" office:value-type="float" office:value="-0">
            <text:p>0</text:p>
          </table:table-cell>
          <table:table-cell table:formula="of:=-[.D20]" office:value-type="float" office:value="1">
            <text:p>+1</text:p>
          </table:table-cell>
          <table:table-cell table:formula="of:=-[.D21]" office:value-type="float" office:value="-0">
            <text:p>0</text:p>
          </table:table-cell>
          <table:table-cell table:formula="of:=-[.D22]" office:value-type="float" office:value="-0">
            <text:p>0</text:p>
          </table:table-cell>
          <table:table-cell table:formula="of:=-[.D23]" office:value-type="float" office:value="-1">
            <text:p>-1</text:p>
          </table:table-cell>
          <table:table-cell table:formula="of:=-[.D24]" office:value-type="float" office:value="-0">
            <text:p>0</text:p>
          </table:table-cell>
          <table:table-cell table:formula="of:=-[.D25]" office:value-type="float" office:value="1">
            <text:p>+1</text:p>
          </table:table-cell>
          <table:table-cell table:formula="of:=-[.D26]" office:value-type="float" office:value="-1">
            <text:p>-1</text:p>
          </table:table-cell>
          <table:table-cell table:formula="of:=-[.D27]" office:value-type="float" office:value="-0">
            <text:p>0</text:p>
          </table:table-cell>
        </table:table-row>
        <table:table-row table:style-name="ro1">
          <table:covered-table-cell/>
          <table:table-cell office:value-type="string">
            <text:p>Sto</text:p>
          </table:table-cell>
          <table:table-cell office:value-type="float" office:value="0">
            <text:p>0</text:p>
          </table:table-cell>
          <table:table-cell office:value-type="float" office:value="-2">
            <text:p>-2</text:p>
          </table:table-cell>
          <table:table-cell office:value-type="string">
            <text:p>Z</text:p>
          </table:table-cell>
          <table:table-cell table:formula="of:=-[.E6]" office:value-type="float" office:value="2">
            <text:p>+2</text:p>
          </table:table-cell>
          <table:table-cell table:formula="of:=-[.E7]" office:value-type="float" office:value="-0">
            <text:p>0</text:p>
          </table:table-cell>
          <table:table-cell table:formula="of:=-[.E8]" office:value-type="float" office:value="-0">
            <text:p>0</text:p>
          </table:table-cell>
          <table:table-cell table:formula="of:=-[.E9]" office:value-type="float" office:value="-1">
            <text:p>-1</text:p>
          </table:table-cell>
          <table:table-cell table:formula="of:=-[.E10]" office:value-type="float" office:value="1">
            <text:p>+1</text:p>
          </table:table-cell>
          <table:table-cell table:formula="of:=-[.E11]" office:value-type="float" office:value="-0">
            <text:p>0</text:p>
          </table:table-cell>
          <table:table-cell table:formula="of:=-[.E12]" office:value-type="float" office:value="-1">
            <text:p>-1</text:p>
          </table:table-cell>
          <table:table-cell table:formula="of:=-[.E13]" office:value-type="float" office:value="-0">
            <text:p>0</text:p>
          </table:table-cell>
          <table:table-cell table:formula="of:=-[.E14]" office:value-type="float" office:value="-0">
            <text:p>0</text:p>
          </table:table-cell>
          <table:table-cell table:formula="of:=-[.E15]" office:value-type="float" office:value="1">
            <text:p>+1</text:p>
          </table:table-cell>
          <table:table-cell table:formula="of:=-[.E16]" office:value-type="float" office:value="-0">
            <text:p>0</text:p>
          </table:table-cell>
          <table:table-cell table:formula="of:=-[.E17]" office:value-type="float" office:value="-0">
            <text:p>0</text:p>
          </table:table-cell>
          <table:table-cell table:formula="of:=-[.E18]" office:value-type="float" office:value="-0">
            <text:p>0</text:p>
          </table:table-cell>
          <table:table-cell table:formula="of:=-[.E19]" office:value-type="float" office:value="-0">
            <text:p>0</text:p>
          </table:table-cell>
          <table:table-cell table:formula="of:=-[.E20]" office:value-type="float" office:value="-0">
            <text:p>0</text:p>
          </table:table-cell>
          <table:table-cell table:formula="of:=-[.E21]" office:value-type="float" office:value="-1">
            <text:p>-1</text:p>
          </table:table-cell>
          <table:table-cell table:formula="of:=-[.E22]" office:value-type="float" office:value="1">
            <text:p>+1</text:p>
          </table:table-cell>
          <table:table-cell table:formula="of:=-[.E23]" office:value-type="float" office:value="-0">
            <text:p>0</text:p>
          </table:table-cell>
          <table:table-cell table:formula="of:=-[.E24]" office:value-type="float" office:value="-1">
            <text:p>-1</text:p>
          </table:table-cell>
          <table:table-cell table:formula="of:=-[.E25]" office:value-type="float" office:value="-0">
            <text:p>0</text:p>
          </table:table-cell>
          <table:table-cell table:formula="of:=-[.E26]" office:value-type="float" office:value="-0">
            <text:p>0</text:p>
          </table:table-cell>
          <table:table-cell table:formula="of:=-[.E27]" office:value-type="float" office:value="1">
            <text:p>+1</text:p>
          </table:table-cell>
        </table:table-row>
        <table:table-row table:style-name="ro1">
          <table:covered-table-cell/>
          <table:table-cell office:value-type="string">
            <text:p>Flo</text:p>
          </table:table-cell>
          <table:table-cell table:number-columns-repeated="2" office:value-type="float" office:value="0">
            <text:p>0</text:p>
          </table:table-cell>
          <table:table-cell office:value-type="float" office:value="-2">
            <text:p>-2</text:p>
          </table:table-cell>
          <table:table-cell office:value-type="string">
            <text:p>Z</text:p>
          </table:table-cell>
          <table:table-cell table:formula="of:=-[.F7]" office:value-type="float" office:value="2">
            <text:p>+2</text:p>
          </table:table-cell>
          <table:table-cell table:formula="of:=-[.F8]" office:value-type="float" office:value="-1">
            <text:p>-1</text:p>
          </table:table-cell>
          <table:table-cell table:formula="of:=-[.F9]" office:value-type="float" office:value="-0">
            <text:p>0</text:p>
          </table:table-cell>
          <table:table-cell table:formula="of:=-[.F10]" office:value-type="float" office:value="-0">
            <text:p>0</text:p>
          </table:table-cell>
          <table:table-cell table:formula="of:=-[.F11]" office:value-type="float" office:value="1">
            <text:p>+1</text:p>
          </table:table-cell>
          <table:table-cell table:formula="of:=-[.F12]" office:value-type="float" office:value="-0">
            <text:p>0</text:p>
          </table:table-cell>
          <table:table-cell table:formula="of:=-[.F13]" office:value-type="float" office:value="-1">
            <text:p>-1</text:p>
          </table:table-cell>
          <table:table-cell table:formula="of:=-[.F14]" office:value-type="float" office:value="1">
            <text:p>+1</text:p>
          </table:table-cell>
          <table:table-cell table:formula="of:=-[.F15]" office:value-type="float" office:value="-0">
            <text:p>0</text:p>
          </table:table-cell>
          <table:table-cell table:formula="of:=-[.F16]" office:value-type="float" office:value="-0">
            <text:p>0</text:p>
          </table:table-cell>
          <table:table-cell table:formula="of:=-[.F17]" office:value-type="float" office:value="-0">
            <text:p>0</text:p>
          </table:table-cell>
          <table:table-cell table:formula="of:=-[.F18]" office:value-type="float" office:value="-0">
            <text:p>0</text:p>
          </table:table-cell>
          <table:table-cell table:formula="of:=-[.F19]" office:value-type="float" office:value="-0">
            <text:p>0</text:p>
          </table:table-cell>
          <table:table-cell table:formula="of:=-[.F20]" office:value-type="float" office:value="-1">
            <text:p>-1</text:p>
          </table:table-cell>
          <table:table-cell table:formula="of:=-[.F21]" office:value-type="float" office:value="-0">
            <text:p>0</text:p>
          </table:table-cell>
          <table:table-cell table:formula="of:=-[.F22]" office:value-type="float" office:value="-0">
            <text:p>0</text:p>
          </table:table-cell>
          <table:table-cell table:formula="of:=-[.F23]" office:value-type="float" office:value="1">
            <text:p>+1</text:p>
          </table:table-cell>
          <table:table-cell table:formula="of:=-[.F24]" office:value-type="float" office:value="1">
            <text:p>+1</text:p>
          </table:table-cell>
          <table:table-cell table:formula="of:=-[.F25]" office:value-type="float" office:value="-0">
            <text:p>0</text:p>
          </table:table-cell>
          <table:table-cell table:formula="of:=-[.F26]" office:value-type="float" office:value="-0">
            <text:p>0</text:p>
          </table:table-cell>
          <table:table-cell table:formula="of:=-[.F27]" office:value-type="float" office:value="-1">
            <text:p>-1</text:p>
          </table:table-cell>
        </table:table-row>
        <table:table-row table:style-name="ro1">
          <table:covered-table-cell/>
          <table:table-cell office:value-type="string">
            <text:p>Sho</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string">
            <text:p>Z</text:p>
          </table:table-cell>
          <table:table-cell table:formula="of:=-[.G8]" office:value-type="float" office:value="-0">
            <text:p>0</text:p>
          </table:table-cell>
          <table:table-cell table:formula="of:=-[.G9]" office:value-type="float" office:value="1">
            <text:p>+1</text:p>
          </table:table-cell>
          <table:table-cell table:formula="of:=-[.G10]" office:value-type="float" office:value="-1">
            <text:p>-1</text:p>
          </table:table-cell>
          <table:table-cell table:formula="of:=-[.G11]" office:value-type="float" office:value="-0">
            <text:p>0</text:p>
          </table:table-cell>
          <table:table-cell table:formula="of:=-[.G12]" office:value-type="float" office:value="1">
            <text:p>+1</text:p>
          </table:table-cell>
          <table:table-cell table:formula="of:=-[.G13]" office:value-type="float" office:value="-0">
            <text:p>0</text:p>
          </table:table-cell>
          <table:table-cell table:formula="of:=-[.G14]" office:value-type="float" office:value="-0">
            <text:p>0</text:p>
          </table:table-cell>
          <table:table-cell table:formula="of:=-[.G15]" office:value-type="float" office:value="-1">
            <text:p>-1</text:p>
          </table:table-cell>
          <table:table-cell table:formula="of:=-[.G16]" office:value-type="float" office:value="-0">
            <text:p>0</text:p>
          </table:table-cell>
          <table:table-cell table:formula="of:=-[.G17]" office:value-type="float" office:value="-0">
            <text:p>0</text:p>
          </table:table-cell>
          <table:table-cell table:formula="of:=-[.G18]" office:value-type="float" office:value="-0">
            <text:p>0</text:p>
          </table:table-cell>
          <table:table-cell table:formula="of:=-[.G19]" office:value-type="float" office:value="-0">
            <text:p>0</text:p>
          </table:table-cell>
          <table:table-cell table:formula="of:=-[.G20]" office:value-type="float" office:value="-0">
            <text:p>0</text:p>
          </table:table-cell>
          <table:table-cell table:formula="of:=-[.G21]" office:value-type="float" office:value="1">
            <text:p>+1</text:p>
          </table:table-cell>
          <table:table-cell table:formula="of:=-[.G22]" office:value-type="float" office:value="-1">
            <text:p>-1</text:p>
          </table:table-cell>
          <table:table-cell table:formula="of:=-[.G23]" office:value-type="float" office:value="-0">
            <text:p>0</text:p>
          </table:table-cell>
          <table:table-cell table:formula="of:=-[.G24]" office:value-type="float" office:value="-0">
            <text:p>0</text:p>
          </table:table-cell>
          <table:table-cell table:formula="of:=-[.G25]" office:value-type="float" office:value="-1">
            <text:p>-1</text:p>
          </table:table-cell>
          <table:table-cell table:formula="of:=-[.G26]" office:value-type="float" office:value="1">
            <text:p>+1</text:p>
          </table:table-cell>
          <table:table-cell table:formula="of:=-[.G27]" office:value-type="float" office:value="-0">
            <text:p>0</text:p>
          </table:table-cell>
        </table:table-row>
        <table:table-row table:style-name="ro1">
          <table:covered-table-cell/>
          <table:table-cell office:value-type="string">
            <text:p>Chi</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Z</text:p>
          </table:table-cell>
          <table:table-cell table:formula="of:=-[.H9]" office:value-type="float" office:value="2">
            <text:p>+2</text:p>
          </table:table-cell>
          <table:table-cell table:formula="of:=-[.H10]" office:value-type="float" office:value="-0">
            <text:p>0</text:p>
          </table:table-cell>
          <table:table-cell table:formula="of:=-[.H11]" office:value-type="float" office:value="-2">
            <text:p>-2</text:p>
          </table:table-cell>
          <table:table-cell table:formula="of:=-[.H12]" office:value-type="float" office:value="-0">
            <text:p>0</text:p>
          </table:table-cell>
          <table:table-cell table:formula="of:=-[.H13]" office:value-type="float" office:value="-1">
            <text:p>-1</text:p>
          </table:table-cell>
          <table:table-cell table:formula="of:=-[.H14]" office:value-type="float" office:value="1">
            <text:p>+1</text:p>
          </table:table-cell>
          <table:table-cell table:formula="of:=-[.H15]" office:value-type="float" office:value="-0">
            <text:p>0</text:p>
          </table:table-cell>
          <table:table-cell table:formula="of:=-[.H16]" office:value-type="float" office:value="1">
            <text:p>+1</text:p>
          </table:table-cell>
          <table:table-cell table:formula="of:=-[.H17]" office:value-type="float" office:value="-0">
            <text:p>0</text:p>
          </table:table-cell>
          <table:table-cell table:formula="of:=-[.H18]" office:value-type="float" office:value="-0">
            <text:p>0</text:p>
          </table:table-cell>
          <table:table-cell table:formula="of:=-[.H19]" office:value-type="float" office:value="-1">
            <text:p>-1</text:p>
          </table:table-cell>
          <table:table-cell table:formula="of:=-[.H20]" office:value-type="float" office:value="-0">
            <text:p>0</text:p>
          </table:table-cell>
          <table:table-cell table:formula="of:=-[.H21]" office:value-type="float" office:value="-0">
            <text:p>0</text:p>
          </table:table-cell>
          <table:table-cell table:formula="of:=-[.H22]" office:value-type="float" office:value="-0">
            <text:p>0</text:p>
          </table:table-cell>
          <table:table-cell table:formula="of:=-[.H23]" office:value-type="float" office:value="-0">
            <text:p>0</text:p>
          </table:table-cell>
          <table:table-cell table:formula="of:=-[.H24]" office:value-type="float" office:value="-1">
            <text:p>-1</text:p>
          </table:table-cell>
          <table:table-cell table:formula="of:=-[.H25]" office:value-type="float" office:value="-0">
            <text:p>0</text:p>
          </table:table-cell>
          <table:table-cell table:formula="of:=-[.H26]" office:value-type="float" office:value="-0">
            <text:p>0</text:p>
          </table:table-cell>
          <table:table-cell table:formula="of:=-[.H27]" office:value-type="float" office:value="1">
            <text:p>+1</text:p>
          </table:table-cell>
        </table:table-row>
        <table:table-row table:style-name="ro1">
          <table:covered-table-cell/>
          <table:table-cell office:value-type="string">
            <text:p>Sou</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string">
            <text:p>Z</text:p>
          </table:table-cell>
          <table:table-cell table:formula="of:=-[.I10]" office:value-type="float" office:value="2">
            <text:p>+2</text:p>
          </table:table-cell>
          <table:table-cell table:formula="of:=-[.I11]" office:value-type="float" office:value="-0">
            <text:p>0</text:p>
          </table:table-cell>
          <table:table-cell table:formula="of:=-[.I12]" office:value-type="float" office:value="-0">
            <text:p>0</text:p>
          </table:table-cell>
          <table:table-cell table:formula="of:=-[.I13]" office:value-type="float" office:value="1">
            <text:p>+1</text:p>
          </table:table-cell>
          <table:table-cell table:formula="of:=-[.I14]" office:value-type="float" office:value="-1">
            <text:p>-1</text:p>
          </table:table-cell>
          <table:table-cell table:formula="of:=-[.I15]" office:value-type="float" office:value="-0">
            <text:p>0</text:p>
          </table:table-cell>
          <table:table-cell table:formula="of:=-[.I16]" office:value-type="float" office:value="-1">
            <text:p>-1</text:p>
          </table:table-cell>
          <table:table-cell table:formula="of:=-[.I17]" office:value-type="float" office:value="-0">
            <text:p>0</text:p>
          </table:table-cell>
          <table:table-cell table:formula="of:=-[.I18]" office:value-type="float" office:value="-0">
            <text:p>0</text:p>
          </table:table-cell>
          <table:table-cell table:formula="of:=-[.I19]" office:value-type="float" office:value="1">
            <text:p>+1</text:p>
          </table:table-cell>
          <table:table-cell table:formula="of:=-[.I20]" office:value-type="float" office:value="-0">
            <text:p>0</text:p>
          </table:table-cell>
          <table:table-cell table:formula="of:=-[.I21]" office:value-type="float" office:value="-0">
            <text:p>0</text:p>
          </table:table-cell>
          <table:table-cell table:formula="of:=-[.I22]" office:value-type="float" office:value="-0">
            <text:p>0</text:p>
          </table:table-cell>
          <table:table-cell table:formula="of:=-[.I23]" office:value-type="float" office:value="-0">
            <text:p>0</text:p>
          </table:table-cell>
          <table:table-cell table:formula="of:=-[.I24]" office:value-type="float" office:value="1">
            <text:p>+1</text:p>
          </table:table-cell>
          <table:table-cell table:formula="of:=-[.I25]" office:value-type="float" office:value="-0">
            <text:p>0</text:p>
          </table:table-cell>
          <table:table-cell table:formula="of:=-[.I26]" office:value-type="float" office:value="-0">
            <text:p>0</text:p>
          </table:table-cell>
          <table:table-cell table:formula="of:=-[.I27]" office:value-type="float" office:value="-1">
            <text:p>-1</text:p>
          </table:table-cell>
        </table:table-row>
        <table:table-row table:style-name="ro1">
          <table:covered-table-cell/>
          <table:table-cell office:value-type="string">
            <text:p>Dea</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string">
            <text:p>Z</text:p>
          </table:table-cell>
          <table:table-cell table:formula="of:=-[.J11]" office:value-type="float" office:value="2">
            <text:p>+2</text:p>
          </table:table-cell>
          <table:table-cell table:formula="of:=-[.J12]" office:value-type="float" office:value="-1">
            <text:p>-1</text:p>
          </table:table-cell>
          <table:table-cell table:formula="of:=-[.J13]" office:value-type="float" office:value="-0">
            <text:p>0</text:p>
          </table:table-cell>
          <table:table-cell table:formula="of:=-[.J14]" office:value-type="float" office:value="-0">
            <text:p>0</text:p>
          </table:table-cell>
          <table:table-cell table:formula="of:=-[.J15]" office:value-type="float" office:value="1">
            <text:p>+1</text:p>
          </table:table-cell>
          <table:table-cell table:formula="of:=-[.J16]" office:value-type="float" office:value="-0">
            <text:p>0</text:p>
          </table:table-cell>
          <table:table-cell table:formula="of:=-[.J17]" office:value-type="float" office:value="1">
            <text:p>+1</text:p>
          </table:table-cell>
          <table:table-cell table:formula="of:=-[.J18]" office:value-type="float" office:value="-1">
            <text:p>-1</text:p>
          </table:table-cell>
          <table:table-cell table:formula="of:=-[.J19]" office:value-type="float" office:value="-0">
            <text:p>0</text:p>
          </table:table-cell>
          <table:table-cell table:formula="of:=-[.J20]" office:value-type="float" office:value="-0">
            <text:p>0</text:p>
          </table:table-cell>
          <table:table-cell table:formula="of:=-[.J21]" office:value-type="float" office:value="-0">
            <text:p>0</text:p>
          </table:table-cell>
          <table:table-cell table:formula="of:=-[.J22]" office:value-type="float" office:value="-0">
            <text:p>0</text:p>
          </table:table-cell>
          <table:table-cell table:formula="of:=-[.J23]" office:value-type="float" office:value="-0">
            <text:p>0</text:p>
          </table:table-cell>
          <table:table-cell table:formula="of:=-[.J24]" office:value-type="float" office:value="-0">
            <text:p>0</text:p>
          </table:table-cell>
          <table:table-cell table:formula="of:=-[.J25]" office:value-type="float" office:value="-1">
            <text:p>-1</text:p>
          </table:table-cell>
          <table:table-cell table:formula="of:=-[.J26]" office:value-type="float" office:value="1">
            <text:p>+1</text:p>
          </table:table-cell>
          <table:table-cell table:formula="of:=-[.J27]" office:value-type="float" office:value="-0">
            <text:p>0</text:p>
          </table:table-cell>
        </table:table-row>
        <table:table-row table:style-name="ro1">
          <table:covered-table-cell/>
          <table:table-cell office:value-type="string">
            <text:p>Gle</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string">
            <text:p>Z</text:p>
          </table:table-cell>
          <table:table-cell table:formula="of:=-[.K12]" office:value-type="float" office:value="1">
            <text:p>+1</text:p>
          </table:table-cell>
          <table:table-cell table:formula="of:=-[.K13]" office:value-type="float" office:value="-0">
            <text:p>0</text:p>
          </table:table-cell>
          <table:table-cell table:formula="of:=-[.K14]" office:value-type="float" office:value="-0">
            <text:p>0</text:p>
          </table:table-cell>
          <table:table-cell table:formula="of:=-[.K15]" office:value-type="float" office:value="-1">
            <text:p>-1</text:p>
          </table:table-cell>
          <table:table-cell table:formula="of:=-[.K16]" office:value-type="float" office:value="-0">
            <text:p>0</text:p>
          </table:table-cell>
          <table:table-cell table:formula="of:=-[.K17]" office:value-type="float" office:value="-1">
            <text:p>-1</text:p>
          </table:table-cell>
          <table:table-cell table:formula="of:=-[.K18]" office:value-type="float" office:value="1">
            <text:p>+1</text:p>
          </table:table-cell>
          <table:table-cell table:formula="of:=-[.K19]" office:value-type="float" office:value="-0">
            <text:p>0</text:p>
          </table:table-cell>
          <table:table-cell table:formula="of:=-[.K20]" office:value-type="float" office:value="-0">
            <text:p>0</text:p>
          </table:table-cell>
          <table:table-cell table:formula="of:=-[.K21]" office:value-type="float" office:value="-0">
            <text:p>0</text:p>
          </table:table-cell>
          <table:table-cell table:formula="of:=-[.K22]" office:value-type="float" office:value="-0">
            <text:p>0</text:p>
          </table:table-cell>
          <table:table-cell table:formula="of:=-[.K23]" office:value-type="float" office:value="-0">
            <text:p>0</text:p>
          </table:table-cell>
          <table:table-cell table:formula="of:=-[.K24]" office:value-type="float" office:value="-0">
            <text:p>0</text:p>
          </table:table-cell>
          <table:table-cell table:formula="of:=-[.K25]" office:value-type="float" office:value="1">
            <text:p>+1</text:p>
          </table:table-cell>
          <table:table-cell table:formula="of:=-[.K26]" office:value-type="float" office:value="-1">
            <text:p>-1</text:p>
          </table:table-cell>
          <table:table-cell table:formula="of:=-[.K27]" office:value-type="float" office:value="-0">
            <text:p>0</text:p>
          </table:table-cell>
        </table:table-row>
        <table:table-row table:style-name="ro1">
          <table:covered-table-cell/>
          <table:table-cell office:value-type="string">
            <text:p>Qua</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1">
            <text:p>-1</text:p>
          </table:table-cell>
          <table:table-cell office:value-type="string">
            <text:p>Z</text:p>
          </table:table-cell>
          <table:table-cell table:formula="of:=-[.L13]" office:value-type="float" office:value="2">
            <text:p>+2</text:p>
          </table:table-cell>
          <table:table-cell table:formula="of:=-[.L14]" office:value-type="float" office:value="-0">
            <text:p>0</text:p>
          </table:table-cell>
          <table:table-cell table:formula="of:=-[.L15]" office:value-type="float" office:value="-2">
            <text:p>-2</text:p>
          </table:table-cell>
          <table:table-cell table:formula="of:=-[.L16]" office:value-type="float" office:value="1">
            <text:p>+1</text:p>
          </table:table-cell>
          <table:table-cell table:formula="of:=-[.L17]" office:value-type="float" office:value="-0">
            <text:p>0</text:p>
          </table:table-cell>
          <table:table-cell table:formula="of:=-[.L18]" office:value-type="float" office:value="-0">
            <text:p>0</text:p>
          </table:table-cell>
          <table:table-cell table:formula="of:=-[.L19]" office:value-type="float" office:value="-1">
            <text:p>-1</text:p>
          </table:table-cell>
          <table:table-cell table:formula="of:=-[.L20]" office:value-type="float" office:value="1">
            <text:p>+1</text:p>
          </table:table-cell>
          <table:table-cell table:formula="of:=-[.L21]" office:value-type="float" office:value="-0">
            <text:p>0</text:p>
          </table:table-cell>
          <table:table-cell table:formula="of:=-[.L22]" office:value-type="float" office:value="-1">
            <text:p>-1</text:p>
          </table:table-cell>
          <table:table-cell table:formula="of:=-[.L23]" office:value-type="float" office:value="-0">
            <text:p>0</text:p>
          </table:table-cell>
          <table:table-cell table:formula="of:=-[.L24]" office:value-type="float" office:value="-0">
            <text:p>0</text:p>
          </table:table-cell>
          <table:table-cell table:formula="of:=-[.L25]" office:value-type="float" office:value="-0">
            <text:p>0</text:p>
          </table:table-cell>
          <table:table-cell table:formula="of:=-[.L26]" office:value-type="float" office:value="-0">
            <text:p>0</text:p>
          </table:table-cell>
          <table:table-cell table:formula="of:=-[.L27]" office:value-type="float" office:value="-0">
            <text:p>0</text:p>
          </table:table-cell>
        </table:table-row>
        <table:table-row table:style-name="ro1">
          <table:covered-table-cell/>
          <table:table-cell office:value-type="string">
            <text:p>Cha</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Z</text:p>
          </table:table-cell>
          <table:table-cell table:formula="of:=-[.M14]" office:value-type="float" office:value="2">
            <text:p>+2</text:p>
          </table:table-cell>
          <table:table-cell table:formula="of:=-[.M15]" office:value-type="float" office:value="-0">
            <text:p>0</text:p>
          </table:table-cell>
          <table:table-cell table:formula="of:=-[.M16]" office:value-type="float" office:value="-0">
            <text:p>0</text:p>
          </table:table-cell>
          <table:table-cell table:formula="of:=-[.M17]" office:value-type="float" office:value="-1">
            <text:p>-1</text:p>
          </table:table-cell>
          <table:table-cell table:formula="of:=-[.M18]" office:value-type="float" office:value="1">
            <text:p>+1</text:p>
          </table:table-cell>
          <table:table-cell table:formula="of:=-[.M19]" office:value-type="float" office:value="-0">
            <text:p>0</text:p>
          </table:table-cell>
          <table:table-cell table:formula="of:=-[.M20]" office:value-type="float" office:value="-0">
            <text:p>0</text:p>
          </table:table-cell>
          <table:table-cell table:formula="of:=-[.M21]" office:value-type="float" office:value="-1">
            <text:p>-1</text:p>
          </table:table-cell>
          <table:table-cell table:formula="of:=-[.M22]" office:value-type="float" office:value="-0">
            <text:p>0</text:p>
          </table:table-cell>
          <table:table-cell table:formula="of:=-[.M23]" office:value-type="float" office:value="1">
            <text:p>+1</text:p>
          </table:table-cell>
          <table:table-cell table:formula="of:=-[.M24]" office:value-type="float" office:value="-0">
            <text:p>0</text:p>
          </table:table-cell>
          <table:table-cell table:formula="of:=-[.M25]" office:value-type="float" office:value="-0">
            <text:p>0</text:p>
          </table:table-cell>
          <table:table-cell table:formula="of:=-[.M26]" office:value-type="float" office:value="-0">
            <text:p>0</text:p>
          </table:table-cell>
          <table:table-cell table:formula="of:=-[.M27]" office:value-type="float" office:value="-0">
            <text:p>0</text:p>
          </table:table-cell>
        </table:table-row>
        <table:table-row table:style-name="ro1">
          <table:covered-table-cell/>
          <table:table-cell office:value-type="string">
            <text:p>Pla</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Z</text:p>
          </table:table-cell>
          <table:table-cell table:formula="of:=-[.N15]" office:value-type="float" office:value="2">
            <text:p>+2</text:p>
          </table:table-cell>
          <table:table-cell table:formula="of:=-[.N16]" office:value-type="float" office:value="-1">
            <text:p>-1</text:p>
          </table:table-cell>
          <table:table-cell table:formula="of:=-[.N17]" office:value-type="float" office:value="-0">
            <text:p>0</text:p>
          </table:table-cell>
          <table:table-cell table:formula="of:=-[.N18]" office:value-type="float" office:value="-0">
            <text:p>0</text:p>
          </table:table-cell>
          <table:table-cell table:formula="of:=-[.N19]" office:value-type="float" office:value="1">
            <text:p>+1</text:p>
          </table:table-cell>
          <table:table-cell table:formula="of:=-[.N20]" office:value-type="float" office:value="-1">
            <text:p>-1</text:p>
          </table:table-cell>
          <table:table-cell table:formula="of:=-[.N21]" office:value-type="float" office:value="-0">
            <text:p>0</text:p>
          </table:table-cell>
          <table:table-cell table:formula="of:=-[.N22]" office:value-type="float" office:value="1">
            <text:p>+1</text:p>
          </table:table-cell>
          <table:table-cell table:formula="of:=-[.N23]" office:value-type="float" office:value="-0">
            <text:p>0</text:p>
          </table:table-cell>
          <table:table-cell table:formula="of:=-[.N24]" office:value-type="float" office:value="-0">
            <text:p>0</text:p>
          </table:table-cell>
          <table:table-cell table:formula="of:=-[.N25]" office:value-type="float" office:value="-0">
            <text:p>0</text:p>
          </table:table-cell>
          <table:table-cell table:formula="of:=-[.N26]" office:value-type="float" office:value="-0">
            <text:p>0</text:p>
          </table:table-cell>
          <table:table-cell table:formula="of:=-[.N27]" office:value-type="float" office:value="-0">
            <text:p>0</text:p>
          </table:table-cell>
        </table:table-row>
        <table:table-row table:style-name="ro1">
          <table:covered-table-cell/>
          <table:table-cell office:value-type="string">
            <text:p>Ord</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2">
            <text:p>-2</text:p>
          </table:table-cell>
          <table:table-cell office:value-type="string">
            <text:p>Z</text:p>
          </table:table-cell>
          <table:table-cell table:formula="of:=-[.O16]" office:value-type="float" office:value="-0">
            <text:p>0</text:p>
          </table:table-cell>
          <table:table-cell table:formula="of:=-[.O17]" office:value-type="float" office:value="1">
            <text:p>+1</text:p>
          </table:table-cell>
          <table:table-cell table:formula="of:=-[.O18]" office:value-type="float" office:value="-1">
            <text:p>-1</text:p>
          </table:table-cell>
          <table:table-cell table:formula="of:=-[.O19]" office:value-type="float" office:value="-0">
            <text:p>0</text:p>
          </table:table-cell>
          <table:table-cell table:formula="of:=-[.O20]" office:value-type="float" office:value="-0">
            <text:p>0</text:p>
          </table:table-cell>
          <table:table-cell table:formula="of:=-[.O21]" office:value-type="float" office:value="1">
            <text:p>+1</text:p>
          </table:table-cell>
          <table:table-cell table:formula="of:=-[.O22]" office:value-type="float" office:value="-0">
            <text:p>0</text:p>
          </table:table-cell>
          <table:table-cell table:formula="of:=-[.O23]" office:value-type="float" office:value="-1">
            <text:p>-1</text:p>
          </table:table-cell>
          <table:table-cell table:formula="of:=-[.O24]" office:value-type="float" office:value="-0">
            <text:p>0</text:p>
          </table:table-cell>
          <table:table-cell table:formula="of:=-[.O25]" office:value-type="float" office:value="-0">
            <text:p>0</text:p>
          </table:table-cell>
          <table:table-cell table:formula="of:=-[.O26]" office:value-type="float" office:value="-0">
            <text:p>0</text:p>
          </table:table-cell>
          <table:table-cell table:formula="of:=-[.O27]" office:value-type="float" office:value="-0">
            <text:p>0</text:p>
          </table:table-cell>
        </table:table-row>
        <table:table-row table:style-name="ro1">
          <table:covered-table-cell/>
          <table:table-cell office:value-type="string">
            <text:p>Smo</text:p>
          </table:table-cell>
          <table:table-cell table:number-columns-repeated="5" office:value-type="float" office:value="0">
            <text:p>0</text:p>
          </table:table-cell>
          <table:table-cell office:value-type="float" office:value="-1">
            <text:p>-1</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Z</text:p>
          </table:table-cell>
          <table:table-cell table:formula="of:=-[.P17]" office:value-type="float" office:value="2">
            <text:p>+2</text:p>
          </table:table-cell>
          <table:table-cell table:formula="of:=-[.P18]" office:value-type="float" office:value="-0">
            <text:p>0</text:p>
          </table:table-cell>
          <table:table-cell table:formula="of:=-[.P19]" office:value-type="float" office:value="-2">
            <text:p>-2</text:p>
          </table:table-cell>
          <table:table-cell table:formula="of:=-[.P20]" office:value-type="float" office:value="-0">
            <text:p>0</text:p>
          </table:table-cell>
          <table:table-cell table:formula="of:=-[.P21]" office:value-type="float" office:value="1">
            <text:p>+1</text:p>
          </table:table-cell>
          <table:table-cell table:formula="of:=-[.P22]" office:value-type="float" office:value="-1">
            <text:p>-1</text:p>
          </table:table-cell>
          <table:table-cell table:formula="of:=-[.P23]" office:value-type="float" office:value="-0">
            <text:p>0</text:p>
          </table:table-cell>
          <table:table-cell table:formula="of:=-[.P24]" office:value-type="float" office:value="-0">
            <text:p>0</text:p>
          </table:table-cell>
          <table:table-cell table:formula="of:=-[.P25]" office:value-type="float" office:value="1">
            <text:p>+1</text:p>
          </table:table-cell>
          <table:table-cell table:formula="of:=-[.P26]" office:value-type="float" office:value="-1">
            <text:p>-1</text:p>
          </table:table-cell>
          <table:table-cell table:formula="of:=-[.P27]" office:value-type="float" office:value="-0">
            <text:p>0</text:p>
          </table:table-cell>
        </table:table-row>
        <table:table-row table:style-name="ro1">
          <table:covered-table-cell/>
          <table:table-cell office:value-type="string">
            <text:p>Dra</text:p>
          </table:table-cell>
          <table:table-cell table:number-columns-repeated="7"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string">
            <text:p>Z</text:p>
          </table:table-cell>
          <table:table-cell table:formula="of:=-[.Q18]" office:value-type="float" office:value="2">
            <text:p>+2</text:p>
          </table:table-cell>
          <table:table-cell table:formula="of:=-[.Q19]" office:value-type="float" office:value="-0">
            <text:p>0</text:p>
          </table:table-cell>
          <table:table-cell table:formula="of:=-[.Q20]" office:value-type="float" office:value="-1">
            <text:p>-1</text:p>
          </table:table-cell>
          <table:table-cell table:formula="of:=-[.Q21]" office:value-type="float" office:value="-0">
            <text:p>0</text:p>
          </table:table-cell>
          <table:table-cell table:formula="of:=-[.Q22]" office:value-type="float" office:value="-0">
            <text:p>0</text:p>
          </table:table-cell>
          <table:table-cell table:formula="of:=-[.Q23]" office:value-type="float" office:value="1">
            <text:p>+1</text:p>
          </table:table-cell>
          <table:table-cell table:formula="of:=-[.Q24]" office:value-type="float" office:value="-1">
            <text:p>-1</text:p>
          </table:table-cell>
          <table:table-cell table:formula="of:=-[.Q25]" office:value-type="float" office:value="-0">
            <text:p>0</text:p>
          </table:table-cell>
          <table:table-cell table:formula="of:=-[.Q26]" office:value-type="float" office:value="-0">
            <text:p>0</text:p>
          </table:table-cell>
          <table:table-cell table:formula="of:=-[.Q27]" office:value-type="float" office:value="1">
            <text:p>+1</text:p>
          </table:table-cell>
        </table:table-row>
        <table:table-row table:style-name="ro1">
          <table:covered-table-cell/>
          <table:table-cell office:value-type="string">
            <text:p>Boo</text:p>
          </table:table-cell>
          <table:table-cell table:number-columns-repeated="7"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string">
            <text:p>Z</text:p>
          </table:table-cell>
          <table:table-cell table:formula="of:=-[.R19]" office:value-type="float" office:value="2">
            <text:p>+2</text:p>
          </table:table-cell>
          <table:table-cell table:formula="of:=-[.R20]" office:value-type="float" office:value="1">
            <text:p>+1</text:p>
          </table:table-cell>
          <table:table-cell table:formula="of:=-[.R21]" office:value-type="float" office:value="-0">
            <text:p>0</text:p>
          </table:table-cell>
          <table:table-cell table:formula="of:=-[.R22]" office:value-type="float" office:value="-0">
            <text:p>0</text:p>
          </table:table-cell>
          <table:table-cell table:formula="of:=-[.R23]" office:value-type="float" office:value="-1">
            <text:p>-1</text:p>
          </table:table-cell>
          <table:table-cell table:formula="of:=-[.R24]" office:value-type="float" office:value="1">
            <text:p>+1</text:p>
          </table:table-cell>
          <table:table-cell table:formula="of:=-[.R25]" office:value-type="float" office:value="-0">
            <text:p>0</text:p>
          </table:table-cell>
          <table:table-cell table:formula="of:=-[.R26]" office:value-type="float" office:value="-0">
            <text:p>0</text:p>
          </table:table-cell>
          <table:table-cell table:formula="of:=-[.R27]" office:value-type="float" office:value="-1">
            <text:p>-1</text:p>
          </table:table-cell>
        </table:table-row>
        <table:table-row table:style-name="ro1">
          <table:covered-table-cell/>
          <table:table-cell office:value-type="string">
            <text:p>Hum</text:p>
          </table:table-cell>
          <table:table-cell table:number-columns-repeated="5" office:value-type="float" office:value="0">
            <text:p>0</text:p>
          </table:table-cell>
          <table:table-cell office:value-type="float" office:value="1">
            <text:p>+1</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string">
            <text:p>Z</text:p>
          </table:table-cell>
          <table:table-cell table:formula="of:=-[.S20]" office:value-type="float" office:value="-0">
            <text:p>0</text:p>
          </table:table-cell>
          <table:table-cell table:formula="of:=-[.S21]" office:value-type="float" office:value="-1">
            <text:p>-1</text:p>
          </table:table-cell>
          <table:table-cell table:formula="of:=-[.S22]" office:value-type="float" office:value="1">
            <text:p>+1</text:p>
          </table:table-cell>
          <table:table-cell table:formula="of:=-[.S23]" office:value-type="float" office:value="-0">
            <text:p>0</text:p>
          </table:table-cell>
          <table:table-cell table:formula="of:=-[.S24]" office:value-type="float" office:value="-0">
            <text:p>0</text:p>
          </table:table-cell>
          <table:table-cell table:formula="of:=-[.S25]" office:value-type="float" office:value="-1">
            <text:p>-1</text:p>
          </table:table-cell>
          <table:table-cell table:formula="of:=-[.S26]" office:value-type="float" office:value="1">
            <text:p>+1</text:p>
          </table:table-cell>
          <table:table-cell table:formula="of:=-[.S27]" office:value-type="float" office:value="-0">
            <text:p>0</text:p>
          </table:table-cell>
        </table:table-row>
        <table:table-row table:style-name="ro1">
          <table:covered-table-cell/>
          <table:table-cell office:value-type="string">
            <text:p>Hea</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string">
            <text:p>Z</text:p>
          </table:table-cell>
          <table:table-cell table:formula="of:=-[.T21]" office:value-type="float" office:value="2">
            <text:p>+2</text:p>
          </table:table-cell>
          <table:table-cell table:formula="of:=-[.T22]" office:value-type="float" office:value="-0">
            <text:p>0</text:p>
          </table:table-cell>
          <table:table-cell table:formula="of:=-[.T23]" office:value-type="float" office:value="-2">
            <text:p>-2</text:p>
          </table:table-cell>
          <table:table-cell table:formula="of:=-[.T24]" office:value-type="float" office:value="1">
            <text:p>+1</text:p>
          </table:table-cell>
          <table:table-cell table:formula="of:=-[.T25]" office:value-type="float" office:value="-0">
            <text:p>0</text:p>
          </table:table-cell>
          <table:table-cell table:formula="of:=-[.T26]" office:value-type="float" office:value="-1">
            <text:p>-1</text:p>
          </table:table-cell>
          <table:table-cell table:formula="of:=-[.T27]" office:value-type="float" office:value="-0">
            <text:p>0</text:p>
          </table:table-cell>
        </table:table-row>
        <table:table-row table:style-name="ro1">
          <table:covered-table-cell/>
          <table:table-cell office:value-type="string">
            <text:p>Rea</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office:value-type="string">
            <text:p>Z</text:p>
          </table:table-cell>
          <table:table-cell table:formula="of:=-[.U22]" office:value-type="float" office:value="2">
            <text:p>+2</text:p>
          </table:table-cell>
          <table:table-cell table:formula="of:=-[.U23]" office:value-type="float" office:value="-0">
            <text:p>0</text:p>
          </table:table-cell>
          <table:table-cell table:formula="of:=-[.U24]" office:value-type="float" office:value="-0">
            <text:p>0</text:p>
          </table:table-cell>
          <table:table-cell table:formula="of:=-[.U25]" office:value-type="float" office:value="-1">
            <text:p>-1</text:p>
          </table:table-cell>
          <table:table-cell table:formula="of:=-[.U26]" office:value-type="float" office:value="-0">
            <text:p>0</text:p>
          </table:table-cell>
          <table:table-cell table:formula="of:=-[.U27]" office:value-type="float" office:value="1">
            <text:p>+1</text:p>
          </table:table-cell>
        </table:table-row>
        <table:table-row table:style-name="ro1">
          <table:covered-table-cell/>
          <table:table-cell office:value-type="string">
            <text:p>Tox</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string">
            <text:p>Z</text:p>
          </table:table-cell>
          <table:table-cell table:formula="of:=-[.V23]" office:value-type="float" office:value="2">
            <text:p>+2</text:p>
          </table:table-cell>
          <table:table-cell table:formula="of:=-[.V24]" office:value-type="float" office:value="-0">
            <text:p>0</text:p>
          </table:table-cell>
          <table:table-cell table:formula="of:=-[.V25]" office:value-type="float" office:value="1">
            <text:p>+1</text:p>
          </table:table-cell>
          <table:table-cell table:formula="of:=-[.V26]" office:value-type="float" office:value="-0">
            <text:p>0</text:p>
          </table:table-cell>
          <table:table-cell table:formula="of:=-[.V27]" office:value-type="float" office:value="-1">
            <text:p>-1</text:p>
          </table:table-cell>
        </table:table-row>
        <table:table-row table:style-name="ro1">
          <table:covered-table-cell/>
          <table:table-cell office:value-type="string">
            <text:p>Sma</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string">
            <text:p>Z</text:p>
          </table:table-cell>
          <table:table-cell table:formula="of:=-[.W24]" office:value-type="float" office:value="-1">
            <text:p>-1</text:p>
          </table:table-cell>
          <table:table-cell table:formula="of:=-[.W25]" office:value-type="float" office:value="-0">
            <text:p>0</text:p>
          </table:table-cell>
          <table:table-cell table:formula="of:=-[.W26]" office:value-type="float" office:value="1">
            <text:p>+1</text:p>
          </table:table-cell>
          <table:table-cell table:formula="of:=-[.W27]" office:value-type="float" office:value="-0">
            <text:p>0</text:p>
          </table:table-cell>
        </table:table-row>
        <table:table-row table:style-name="ro1">
          <table:covered-table-cell/>
          <table:table-cell office:value-type="string">
            <text:p>Clo</text:p>
          </table:table-cell>
          <table:table-cell table:number-columns-repeated="2"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1">
            <text:p>-1</text:p>
          </table:table-cell>
          <table:table-cell table:number-columns-repeated="7"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Z</text:p>
          </table:table-cell>
          <table:table-cell table:formula="of:=-[.X25]" office:value-type="float" office:value="2">
            <text:p>+2</text:p>
          </table:table-cell>
          <table:table-cell table:formula="of:=-[.X26]" office:value-type="float" office:value="-0">
            <text:p>0</text:p>
          </table:table-cell>
          <table:table-cell table:formula="of:=-[.X27]" office:value-type="float" office:value="-2">
            <text:p>-2</text:p>
          </table:table-cell>
        </table:table-row>
        <table:table-row table:style-name="ro1">
          <table:covered-table-cell/>
          <table:table-cell office:value-type="string">
            <text:p>Nak</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2">
            <text:p>-2</text:p>
          </table:table-cell>
          <table:table-cell office:value-type="string">
            <text:p>Z</text:p>
          </table:table-cell>
          <table:table-cell table:formula="of:=-[.Y26]" office:value-type="float" office:value="2">
            <text:p>+2</text:p>
          </table:table-cell>
          <table:table-cell table:formula="of:=-[.Y27]" office:value-type="float" office:value="-0">
            <text:p>0</text:p>
          </table:table-cell>
        </table:table-row>
        <table:table-row table:style-name="ro1">
          <table:covered-table-cell/>
          <table:table-cell office:value-type="string">
            <text:p>Swa</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string">
            <text:p>Z</text:p>
          </table:table-cell>
          <table:table-cell table:formula="of:=-[.Z27]" office:value-type="float" office:value="2">
            <text:p>+2</text:p>
          </table:table-cell>
        </table:table-row>
        <table:table-row table:style-name="ro1">
          <table:covered-table-cell/>
          <table:table-cell office:value-type="string">
            <text:p>Gho</text:p>
          </table:table-cell>
          <table:table-cell table:number-columns-repeated="2"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1">
            <text:p>+1</text:p>
          </table:table-cell>
          <table:table-cell table:number-columns-repeated="7" office:value-type="float" office:value="0">
            <text:p>0</text:p>
          </table:table-cell>
          <table:table-cell office:value-type="float" office:value="-1">
            <text:p>-1</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string">
            <text:p>Z</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P0" style:volatile="true">
      <number:text>+</number:text>
      <number:number number:decimal-places="0" number:min-integer-digits="1"/>
    </number:number-style>
    <number:number-style style:name="N119P1" style:volatile="true">
      <number:text>-</number:text>
      <number:number number:decimal-places="0" number:min-integer-digits="1"/>
    </number:number-style>
    <number:number-style style:name="N119">
      <number:number number:decimal-places="0" number:min-integer-digits="1"/>
      <style:map style:condition="value()&gt;0" style:apply-style-name="N119P0"/>
      <style:map style:condition="value()&lt;0" style:apply-style-name="N119P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Zero" style:family="table-cell" style:parent-style-name="Default">
      <style:table-cell-properties fo:background-color="#000000"/>
    </style:style>
    <style:style style:name="Plus" style:family="table-cell" style:parent-style-name="Default">
      <style:table-cell-properties fo:background-color="#00ff00"/>
    </style:style>
    <style:style style:name="Minus" style:family="table-cell" style:parent-style-name="Default">
      <style:table-cell-properties fo:background-color="#ff0000"/>
    </style:style>
  </office:styles>
  <office:automatic-styles>
    <style:page-layout style:name="Mpm1">
      <style:page-layout-properties fo:page-width="11in" fo:page-height="8.5in" style:num-format="1" style:print-orientation="landscape" fo:margin-top="0.75in" fo:margin-bottom="0.75in" fo:margin-left="0.5in" fo:margin-right="0.5in" style:shadow="none" fo:background-color="transparent" style:scale-to-pages="1" style:table-centering="both"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6">02/06/2011</text:date>, <text:time>11:38:05</text:time></text:p>
        </style:region-right>
      </style:header>
      <style:header-left style:display="false"/>
      <style:footer>
        <text:p>Page <text:page-number>1</text:page-number> / <text:page-count>99</text:page-count></text:p>
      </style:footer>
      <style:footer-left style:display="false"/>
    </style:master-page>
  </office:master-styles>
</office:document-styles>
</file>